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7.64pt"/>
    </style:style>
    <style:style style:name="co2" style:family="table-column">
      <style:table-column-properties fo:break-before="auto" style:column-width="124.16pt"/>
    </style:style>
    <style:style style:name="co3" style:family="table-column">
      <style:table-column-properties fo:break-before="auto" style:column-width="34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font-name="Tahoma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font-name="Tahoma" fo:font-size="10pt" fo:font-weight="normal" style:font-size-asian="10pt" style:font-weight-asian="normal" style:font-name-complex="Calibri" style:font-size-complex="10pt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font-name="Tahoma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font-name="Tahoma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font-name="Tahoma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transparent"/>
      <style:text-properties style:use-window-font-color="true" style:font-name="Tahoma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tin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office:value-type="string" calcext:value-type="string">
            <text:p>filtro</text:p>
          </table:table-cell>
          <table:table-cell office:value-type="string" calcext:value-type="string">
            <text:p>programa</text:p>
          </table:table-cell>
          <table:table-cell table:style-name="ce4" office:value-type="string" calcext:value-type="string">
            <text:p>ra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5.01" calcext:value-type="float">
            <text:p>15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4.44" calcext:value-type="float">
            <text:p>14.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4.19" calcext:value-type="float">
            <text:p>14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2.79" calcext:value-type="float">
            <text:p>12.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3.17" calcext:value-type="float">
            <text:p>13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69" calcext:value-type="float">
            <text:p>11.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71" calcext:value-type="float">
            <text:p>10.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2.37" calcext:value-type="float">
            <text:p>12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2.51" calcext:value-type="float">
            <text:p>12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2.28" calcext:value-type="float">
            <text:p>12.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3.02" calcext:value-type="float">
            <text:p>13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93" calcext:value-type="float">
            <text:p>10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3.19" calcext:value-type="float">
            <text:p>13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2.83" calcext:value-type="float">
            <text:p>12.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3.73" calcext:value-type="float">
            <text:p>13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96" calcext:value-type="float">
            <text:p>11.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3.35" calcext:value-type="float">
            <text:p>13.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3.13" calcext:value-type="float">
            <text:p>13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3.43" calcext:value-type="float">
            <text:p>13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3.05" calcext:value-type="float">
            <text:p>13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4.73" calcext:value-type="float">
            <text:p>14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2.29" calcext:value-type="float">
            <text:p>12.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2.51" calcext:value-type="float">
            <text:p>12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71" calcext:value-type="float">
            <text:p>11.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32" calcext:value-type="float">
            <text:p>10.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4.1" calcext:value-type="float">
            <text:p>1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2.66" calcext:value-type="float">
            <text:p>12.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25" calcext:value-type="float">
            <text:p>11.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16" calcext:value-type="float">
            <text:p>10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27" calcext:value-type="float">
            <text:p>11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79" calcext:value-type="float">
            <text:p>11.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2.53" calcext:value-type="float">
            <text:p>12.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9.83" calcext:value-type="float">
            <text:p>9.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63" calcext:value-type="float">
            <text:p>10.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63" calcext:value-type="float">
            <text:p>10.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87" calcext:value-type="float">
            <text:p>11.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2.99" calcext:value-type="float">
            <text:p>12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3.06" calcext:value-type="float">
            <text:p>13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39" calcext:value-type="float">
            <text:p>11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38" calcext:value-type="float">
            <text:p>10.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2.34" calcext:value-type="float">
            <text:p>12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68" calcext:value-type="float">
            <text:p>11.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87" calcext:value-type="float">
            <text:p>11.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9.93" calcext:value-type="float">
            <text:p>9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3.68" calcext:value-type="float">
            <text:p>13.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7" calcext:value-type="float">
            <text:p>11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34" calcext:value-type="float">
            <text:p>11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02" calcext:value-type="float">
            <text:p>1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49" calcext:value-type="float">
            <text:p>11.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71" calcext:value-type="float">
            <text:p>11.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9.6" calcext:value-type="float">
            <text:p>9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19" calcext:value-type="float">
            <text:p>11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9.72" calcext:value-type="float">
            <text:p>9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13" calcext:value-type="float">
            <text:p>11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57" calcext:value-type="float">
            <text:p>11.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99" calcext:value-type="float">
            <text:p>1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9" calcext:value-type="float">
            <text:p>8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8" calcext:value-type="float">
            <text:p>10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82" calcext:value-type="float">
            <text:p>11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48" calcext:value-type="float">
            <text:p>10.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23" calcext:value-type="float">
            <text:p>11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71" calcext:value-type="float">
            <text:p>10.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62" calcext:value-type="float">
            <text:p>11.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86" calcext:value-type="float">
            <text:p>8.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1" calcext:value-type="float">
            <text:p>1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11" calcext:value-type="float">
            <text:p>11.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9.87" calcext:value-type="float">
            <text:p>9.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31" calcext:value-type="float">
            <text:p>10.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28" calcext:value-type="float">
            <text:p>10.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9.73" calcext:value-type="float">
            <text:p>9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9.34" calcext:value-type="float">
            <text:p>9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9.49" calcext:value-type="float">
            <text:p>9.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36" calcext:value-type="float">
            <text:p>10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56" calcext:value-type="float">
            <text:p>10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64" calcext:value-type="float">
            <text:p>11.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48" calcext:value-type="float">
            <text:p>11.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42" calcext:value-type="float">
            <text:p>10.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3" calcext:value-type="float">
            <text:p>10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48" calcext:value-type="float">
            <text:p>10.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93" calcext:value-type="float">
            <text:p>10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61" calcext:value-type="float">
            <text:p>7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2" calcext:value-type="float">
            <text:p>10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1.01" calcext:value-type="float">
            <text:p>11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62" calcext:value-type="float">
            <text:p>10.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81" calcext:value-type="float">
            <text:p>10.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8" calcext:value-type="float">
            <text:p>8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10.17" calcext:value-type="float">
            <text:p>10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93" calcext:value-type="float">
            <text:p>6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51" calcext:value-type="float">
            <text:p>6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26" calcext:value-type="float">
            <text:p>6.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94" calcext:value-type="float">
            <text:p>12.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3.17" calcext:value-type="float">
            <text:p>13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37" calcext:value-type="float">
            <text:p>10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14" calcext:value-type="float">
            <text:p>12.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27" calcext:value-type="float">
            <text:p>12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47" calcext:value-type="float">
            <text:p>10.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67" calcext:value-type="float">
            <text:p>10.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1.6" calcext:value-type="float">
            <text:p>11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64" calcext:value-type="float">
            <text:p>9.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13" calcext:value-type="float">
            <text:p>9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91" calcext:value-type="float">
            <text:p>9.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93" calcext:value-type="float">
            <text:p>12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72" calcext:value-type="float">
            <text:p>10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06" calcext:value-type="float">
            <text:p>1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74" calcext:value-type="float">
            <text:p>9.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1.35" calcext:value-type="float">
            <text:p>11.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88" calcext:value-type="float">
            <text:p>8.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1" calcext:value-type="float">
            <text:p>1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07" calcext:value-type="float">
            <text:p>10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24" calcext:value-type="float">
            <text:p>10.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29" calcext:value-type="float">
            <text:p>8.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55" calcext:value-type="float">
            <text:p>10.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31" calcext:value-type="float">
            <text:p>9.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6" calcext:value-type="float">
            <text:p>9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47" calcext:value-type="float">
            <text:p>8.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15" calcext:value-type="float">
            <text:p>10.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04" calcext:value-type="float">
            <text:p>10.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39" calcext:value-type="float">
            <text:p>9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79" calcext:value-type="float">
            <text:p>8.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34" calcext:value-type="float">
            <text:p>10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48" calcext:value-type="float">
            <text:p>9.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6" calcext:value-type="float">
            <text:p>9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02" calcext:value-type="float">
            <text:p>9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1.25" calcext:value-type="float">
            <text:p>11.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75" calcext:value-type="float">
            <text:p>8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07" calcext:value-type="float">
            <text:p>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15" calcext:value-type="float">
            <text:p>9.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58" calcext:value-type="float">
            <text:p>10.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04" calcext:value-type="float">
            <text:p>10.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92" calcext:value-type="float">
            <text:p>7.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64" calcext:value-type="float">
            <text:p>10.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63" calcext:value-type="float">
            <text:p>8.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96" calcext:value-type="float">
            <text:p>8.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32" calcext:value-type="float">
            <text:p>8.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32" calcext:value-type="float">
            <text:p>8.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96" calcext:value-type="float">
            <text:p>9.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38" calcext:value-type="float">
            <text:p>10.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93" calcext:value-type="float">
            <text:p>8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24" calcext:value-type="float">
            <text:p>9.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09" calcext:value-type="float">
            <text:p>9.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25" calcext:value-type="float">
            <text:p>8.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28" calcext:value-type="float">
            <text:p>8.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29" calcext:value-type="float">
            <text:p>8.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26" calcext:value-type="float">
            <text:p>8.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51" calcext:value-type="float">
            <text:p>8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73" calcext:value-type="float">
            <text:p>8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2" calcext:value-type="float">
            <text:p>8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96" calcext:value-type="float">
            <text:p>6.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27" calcext:value-type="float">
            <text:p>9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81" calcext:value-type="float">
            <text:p>8.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58" calcext:value-type="float">
            <text:p>9.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57" calcext:value-type="float">
            <text:p>8.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97" calcext:value-type="float">
            <text:p>7.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59" calcext:value-type="float">
            <text:p>8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27" calcext:value-type="float">
            <text:p>7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4.2" calcext:value-type="float">
            <text:p>14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3.8" calcext:value-type="float">
            <text:p>13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4.01" calcext:value-type="float">
            <text:p>14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74" calcext:value-type="float">
            <text:p>11.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39" calcext:value-type="float">
            <text:p>12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43" calcext:value-type="float">
            <text:p>11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4" calcext:value-type="float">
            <text:p>12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72" calcext:value-type="float">
            <text:p>1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37" calcext:value-type="float">
            <text:p>12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3.34" calcext:value-type="float">
            <text:p>13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62" calcext:value-type="float">
            <text:p>11.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63" calcext:value-type="float">
            <text:p>11.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3.03" calcext:value-type="float">
            <text:p>13.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07" calcext:value-type="float">
            <text:p>11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55" calcext:value-type="float">
            <text:p>10.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91" calcext:value-type="float">
            <text:p>11.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79" calcext:value-type="float">
            <text:p>11.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31" calcext:value-type="float">
            <text:p>9.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75" calcext:value-type="float">
            <text:p>10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73" calcext:value-type="float">
            <text:p>11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39" calcext:value-type="float">
            <text:p>12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1" calcext:value-type="float">
            <text:p>1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11" calcext:value-type="float">
            <text:p>11.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3.53" calcext:value-type="float">
            <text:p>13.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36" calcext:value-type="float">
            <text:p>12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27" calcext:value-type="float">
            <text:p>1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39" calcext:value-type="float">
            <text:p>12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08" calcext:value-type="float">
            <text:p>10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39" calcext:value-type="float">
            <text:p>11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4" calcext:value-type="float">
            <text:p>10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15" calcext:value-type="float">
            <text:p>10.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85" calcext:value-type="float">
            <text:p>9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22" calcext:value-type="float">
            <text:p>11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88" calcext:value-type="float">
            <text:p>10.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4" calcext:value-type="float">
            <text:p>11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56" calcext:value-type="float">
            <text:p>10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53" calcext:value-type="float">
            <text:p>10.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14" calcext:value-type="float">
            <text:p>12.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95" calcext:value-type="float">
            <text:p>11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66" calcext:value-type="float">
            <text:p>10.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87" calcext:value-type="float">
            <text:p>10.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42" calcext:value-type="float">
            <text:p>11.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31" calcext:value-type="float">
            <text:p>11.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96" calcext:value-type="float">
            <text:p>11.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09" calcext:value-type="float">
            <text:p>11.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43" calcext:value-type="float">
            <text:p>10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45" calcext:value-type="float">
            <text:p>11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7.61" calcext:value-type="float">
            <text:p>7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8" calcext:value-type="float">
            <text:p>10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74" calcext:value-type="float">
            <text:p>9.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82" calcext:value-type="float">
            <text:p>9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43" calcext:value-type="float">
            <text:p>10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98" calcext:value-type="float">
            <text:p>11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7" calcext:value-type="float">
            <text:p>11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57" calcext:value-type="float">
            <text:p>10.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05" calcext:value-type="float">
            <text:p>11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85" calcext:value-type="float">
            <text:p>10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47" calcext:value-type="float">
            <text:p>9.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32" calcext:value-type="float">
            <text:p>10.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92" calcext:value-type="float">
            <text:p>8.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96" calcext:value-type="float">
            <text:p>10.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72" calcext:value-type="float">
            <text:p>10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94" calcext:value-type="float">
            <text:p>9.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8" calcext:value-type="float">
            <text:p>10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6" calcext:value-type="float">
            <text:p>10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93" calcext:value-type="float">
            <text:p>9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37" calcext:value-type="float">
            <text:p>9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27" calcext:value-type="float">
            <text:p>1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24" calcext:value-type="float">
            <text:p>10.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14" calcext:value-type="float">
            <text:p>11.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32" calcext:value-type="float">
            <text:p>11.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82" calcext:value-type="float">
            <text:p>10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93" calcext:value-type="float">
            <text:p>9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91" calcext:value-type="float">
            <text:p>9.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74" calcext:value-type="float">
            <text:p>10.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58" calcext:value-type="float">
            <text:p>11.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54" calcext:value-type="float">
            <text:p>1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26" calcext:value-type="float">
            <text:p>10.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57" calcext:value-type="float">
            <text:p>11.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64" calcext:value-type="float">
            <text:p>9.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7" calcext:value-type="float">
            <text:p>10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22" calcext:value-type="float">
            <text:p>11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98" calcext:value-type="float">
            <text:p>9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87" calcext:value-type="float">
            <text:p>9.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3" calcext:value-type="float">
            <text:p>10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72" calcext:value-type="float">
            <text:p>9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17" calcext:value-type="float">
            <text:p>9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1" calcext:value-type="float">
            <text:p>1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4" calcext:value-type="float">
            <text:p>10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66" calcext:value-type="float">
            <text:p>10.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02" calcext:value-type="float">
            <text:p>9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18" calcext:value-type="float">
            <text:p>9.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56" calcext:value-type="float">
            <text:p>10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71" calcext:value-type="float">
            <text:p>11.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86" calcext:value-type="float">
            <text:p>8.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95" calcext:value-type="float">
            <text:p>9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18" calcext:value-type="float">
            <text:p>9.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81" calcext:value-type="float">
            <text:p>8.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79" calcext:value-type="float">
            <text:p>9.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76" calcext:value-type="float">
            <text:p>8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75" calcext:value-type="float">
            <text:p>10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75" calcext:value-type="float">
            <text:p>10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32" calcext:value-type="float">
            <text:p>9.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22" calcext:value-type="float">
            <text:p>9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3" calcext:value-type="float">
            <text:p>9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7.82" calcext:value-type="float">
            <text:p>7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17" calcext:value-type="float">
            <text:p>9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61" calcext:value-type="float">
            <text:p>9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37" calcext:value-type="float">
            <text:p>10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89" calcext:value-type="float">
            <text:p>8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91" calcext:value-type="float">
            <text:p>8.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32" calcext:value-type="float">
            <text:p>8.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69" calcext:value-type="float">
            <text:p>9.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78" calcext:value-type="float">
            <text:p>9.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12" calcext:value-type="float">
            <text:p>9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87" calcext:value-type="float">
            <text:p>9.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8" calcext:value-type="float">
            <text:p>8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08" calcext:value-type="float">
            <text:p>9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28" calcext:value-type="float">
            <text:p>10.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68" calcext:value-type="float">
            <text:p>10.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34" calcext:value-type="float">
            <text:p>8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94" calcext:value-type="float">
            <text:p>10.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3" calcext:value-type="float">
            <text:p>9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42" calcext:value-type="float">
            <text:p>8.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08" calcext:value-type="float">
            <text:p>10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08" calcext:value-type="float">
            <text:p>10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7.62" calcext:value-type="float">
            <text:p>7.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7.85" calcext:value-type="float">
            <text:p>7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7.97" calcext:value-type="float">
            <text:p>7.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43" calcext:value-type="float">
            <text:p>9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76" calcext:value-type="float">
            <text:p>8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33" calcext:value-type="float">
            <text:p>10.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84" calcext:value-type="float">
            <text:p>8.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3" calcext:value-type="float">
            <text:p>8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7.97" calcext:value-type="float">
            <text:p>7.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32" calcext:value-type="float">
            <text:p>9.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61" calcext:value-type="float">
            <text:p>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3" calcext:value-type="float">
            <text:p>8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12" calcext:value-type="float">
            <text:p>8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83" calcext:value-type="float">
            <text:p>6.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9" calcext:value-type="float">
            <text:p>8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74" calcext:value-type="float">
            <text:p>9.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65" calcext:value-type="float">
            <text:p>8.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53" calcext:value-type="float">
            <text:p>8.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7.68" calcext:value-type="float">
            <text:p>7.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42" calcext:value-type="float">
            <text:p>9.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84" calcext:value-type="float">
            <text:p>9.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59" calcext:value-type="float">
            <text:p>8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49" calcext:value-type="float">
            <text:p>8.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69" calcext:value-type="float">
            <text:p>9.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78" calcext:value-type="float">
            <text:p>8.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8" calcext:value-type="float">
            <text:p>8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71" calcext:value-type="float">
            <text:p>9.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06" calcext:value-type="float">
            <text:p>8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12" calcext:value-type="float">
            <text:p>9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76" calcext:value-type="float">
            <text:p>8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7.86" calcext:value-type="float">
            <text:p>7.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48" calcext:value-type="float">
            <text:p>8.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65" calcext:value-type="float">
            <text:p>8.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7.17" calcext:value-type="float">
            <text:p>7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7.09" calcext:value-type="float">
            <text:p>7.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11" calcext:value-type="float">
            <text:p>6.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92" calcext:value-type="float">
            <text:p>8.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7.37" calcext:value-type="float">
            <text:p>7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12" calcext:value-type="float">
            <text:p>6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1" calcext:value-type="float">
            <text:p>1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64" calcext:value-type="float">
            <text:p>11.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54" calcext:value-type="float">
            <text:p>1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42" calcext:value-type="float">
            <text:p>10.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95" calcext:value-type="float">
            <text:p>10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13" calcext:value-type="float">
            <text:p>11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11" calcext:value-type="float">
            <text:p>9.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02" calcext:value-type="float">
            <text:p>11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53" calcext:value-type="float">
            <text:p>9.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78" calcext:value-type="float">
            <text:p>9.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63" calcext:value-type="float">
            <text:p>11.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96" calcext:value-type="float">
            <text:p>11.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51" calcext:value-type="float">
            <text:p>1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42" calcext:value-type="float">
            <text:p>11.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58" calcext:value-type="float">
            <text:p>11.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61" calcext:value-type="float">
            <text:p>10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89" calcext:value-type="float">
            <text:p>8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83" calcext:value-type="float">
            <text:p>10.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93" calcext:value-type="float">
            <text:p>9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2" calcext:value-type="float">
            <text:p>9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78" calcext:value-type="float">
            <text:p>10.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01" calcext:value-type="float">
            <text:p>9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35" calcext:value-type="float">
            <text:p>10.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67" calcext:value-type="float">
            <text:p>9.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45" calcext:value-type="float">
            <text:p>11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67" calcext:value-type="float">
            <text:p>10.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55" calcext:value-type="float">
            <text:p>10.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53" calcext:value-type="float">
            <text:p>9.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99" calcext:value-type="float">
            <text:p>1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6" calcext:value-type="float">
            <text:p>9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93" calcext:value-type="float">
            <text:p>8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89" calcext:value-type="float">
            <text:p>7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05" calcext:value-type="float">
            <text:p>8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88" calcext:value-type="float">
            <text:p>10.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94" calcext:value-type="float">
            <text:p>8.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26" calcext:value-type="float">
            <text:p>9.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31" calcext:value-type="float">
            <text:p>9.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76" calcext:value-type="float">
            <text:p>8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89" calcext:value-type="float">
            <text:p>8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84" calcext:value-type="float">
            <text:p>9.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22" calcext:value-type="float">
            <text:p>10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67" calcext:value-type="float">
            <text:p>9.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52" calcext:value-type="float">
            <text:p>8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99" calcext:value-type="float">
            <text:p>9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81" calcext:value-type="float">
            <text:p>8.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83" calcext:value-type="float">
            <text:p>7.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25" calcext:value-type="float">
            <text:p>11.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49" calcext:value-type="float">
            <text:p>10.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8" calcext:value-type="float">
            <text:p>10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92" calcext:value-type="float">
            <text:p>8.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07" calcext:value-type="float">
            <text:p>10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91" calcext:value-type="float">
            <text:p>9.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89" calcext:value-type="float">
            <text:p>8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45" calcext:value-type="float">
            <text:p>9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2" calcext:value-type="float">
            <text:p>9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04" calcext:value-type="float">
            <text:p>10.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66" calcext:value-type="float">
            <text:p>8.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67" calcext:value-type="float">
            <text:p>10.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72" calcext:value-type="float">
            <text:p>9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43" calcext:value-type="float">
            <text:p>9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34" calcext:value-type="float">
            <text:p>9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96" calcext:value-type="float">
            <text:p>8.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4" calcext:value-type="float">
            <text:p>9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19" calcext:value-type="float">
            <text:p>9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7" calcext:value-type="float">
            <text:p>9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05" calcext:value-type="float">
            <text:p>8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88" calcext:value-type="float">
            <text:p>8.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36" calcext:value-type="float">
            <text:p>9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98" calcext:value-type="float">
            <text:p>7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02" calcext:value-type="float">
            <text:p>9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66" calcext:value-type="float">
            <text:p>9.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66" calcext:value-type="float">
            <text:p>9.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46" calcext:value-type="float">
            <text:p>7.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43" calcext:value-type="float">
            <text:p>9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08" calcext:value-type="float">
            <text:p>9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4" calcext:value-type="float">
            <text:p>9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63" calcext:value-type="float">
            <text:p>8.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15" calcext:value-type="float">
            <text:p>8.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5" calcext:value-type="float">
            <text:p>8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07" calcext:value-type="float">
            <text:p>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41" calcext:value-type="float">
            <text:p>9.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71" calcext:value-type="float">
            <text:p>8.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87" calcext:value-type="float">
            <text:p>7.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24" calcext:value-type="float">
            <text:p>10.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64" calcext:value-type="float">
            <text:p>7.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57" calcext:value-type="float">
            <text:p>9.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25" calcext:value-type="float">
            <text:p>10.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41" calcext:value-type="float">
            <text:p>9.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52" calcext:value-type="float">
            <text:p>8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85" calcext:value-type="float">
            <text:p>9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73" calcext:value-type="float">
            <text:p>9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15" calcext:value-type="float">
            <text:p>9.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15" calcext:value-type="float">
            <text:p>9.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61" calcext:value-type="float">
            <text:p>9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81" calcext:value-type="float">
            <text:p>8.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59" calcext:value-type="float">
            <text:p>8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71" calcext:value-type="float">
            <text:p>7.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85" calcext:value-type="float">
            <text:p>8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64" calcext:value-type="float">
            <text:p>8.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16" calcext:value-type="float">
            <text:p>10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77" calcext:value-type="float">
            <text:p>8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56" calcext:value-type="float">
            <text:p>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54" calcext:value-type="float">
            <text:p>9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36" calcext:value-type="float">
            <text:p>8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41" calcext:value-type="float">
            <text:p>7.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5" calcext:value-type="float">
            <text:p>8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68" calcext:value-type="float">
            <text:p>9.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1" calcext:value-type="float">
            <text:p>9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15" calcext:value-type="float">
            <text:p>8.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56" calcext:value-type="float">
            <text:p>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26" calcext:value-type="float">
            <text:p>8.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44" calcext:value-type="float">
            <text:p>9.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7" calcext:value-type="float">
            <text:p>7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65" calcext:value-type="float">
            <text:p>7.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47" calcext:value-type="float">
            <text:p>9.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44" calcext:value-type="float">
            <text:p>8.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58" calcext:value-type="float">
            <text:p>8.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32" calcext:value-type="float">
            <text:p>8.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71" calcext:value-type="float">
            <text:p>8.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49" calcext:value-type="float">
            <text:p>8.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66" calcext:value-type="float">
            <text:p>8.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91" calcext:value-type="float">
            <text:p>6.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33" calcext:value-type="float">
            <text:p>8.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23" calcext:value-type="float">
            <text:p>8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75" calcext:value-type="float">
            <text:p>7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95" calcext:value-type="float">
            <text:p>7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83" calcext:value-type="float">
            <text:p>7.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07" calcext:value-type="float">
            <text:p>7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09" calcext:value-type="float">
            <text:p>7.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64" calcext:value-type="float">
            <text:p>7.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61" calcext:value-type="float">
            <text:p>7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49" calcext:value-type="float">
            <text:p>8.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41" calcext:value-type="float">
            <text:p>6.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88" calcext:value-type="float">
            <text:p>7.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01" calcext:value-type="float">
            <text:p>8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33" calcext:value-type="float">
            <text:p>7.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13" calcext:value-type="float">
            <text:p>7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09" calcext:value-type="float">
            <text:p>7.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63" calcext:value-type="float">
            <text:p>8.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59" calcext:value-type="float">
            <text:p>8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95" calcext:value-type="float">
            <text:p>7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36" calcext:value-type="float">
            <text:p>7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62" calcext:value-type="float">
            <text:p>6.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74" calcext:value-type="float">
            <text:p>6.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01" calcext:value-type="float">
            <text:p>7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27" calcext:value-type="float">
            <text:p>7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32" calcext:value-type="float">
            <text:p>8.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91" calcext:value-type="float">
            <text:p>7.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31" calcext:value-type="float">
            <text:p>6.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56" calcext:value-type="float">
            <text:p>6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07" calcext:value-type="float">
            <text:p>6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31" calcext:value-type="float">
            <text:p>7.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44" calcext:value-type="float">
            <text:p>8.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95" calcext:value-type="float">
            <text:p>7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81" calcext:value-type="float">
            <text:p>7.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57" calcext:value-type="float">
            <text:p>6.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32" calcext:value-type="float">
            <text:p>7.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41" calcext:value-type="float">
            <text:p>7.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17" calcext:value-type="float">
            <text:p>7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38" calcext:value-type="float">
            <text:p>5.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13" calcext:value-type="float">
            <text:p>6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92" calcext:value-type="float">
            <text:p>5.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36" calcext:value-type="float">
            <text:p>6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81" calcext:value-type="float">
            <text:p>6.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88" calcext:value-type="float">
            <text:p>5.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94" calcext:value-type="float">
            <text:p>6.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96" calcext:value-type="float">
            <text:p>4.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13" calcext:value-type="float">
            <text:p>7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43" calcext:value-type="float">
            <text:p>4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98" calcext:value-type="float">
            <text:p>6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91" calcext:value-type="float">
            <text:p>6.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86" calcext:value-type="float">
            <text:p>5.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88" calcext:value-type="float">
            <text:p>5.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49" calcext:value-type="float">
            <text:p>5.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6" calcext:value-type="float">
            <text:p>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17" calcext:value-type="float">
            <text:p>6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48" calcext:value-type="float">
            <text:p>5.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48" calcext:value-type="float">
            <text:p>4.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4.53" calcext:value-type="float">
            <text:p>14.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3.42" calcext:value-type="float">
            <text:p>13.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3.56" calcext:value-type="float">
            <text:p>13.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3.82" calcext:value-type="float">
            <text:p>13.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3.15" calcext:value-type="float">
            <text:p>13.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3.04" calcext:value-type="float">
            <text:p>13.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05" calcext:value-type="float">
            <text:p>12.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18" calcext:value-type="float">
            <text:p>12.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4.72" calcext:value-type="float">
            <text:p>14.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3.17" calcext:value-type="float">
            <text:p>13.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3.66" calcext:value-type="float">
            <text:p>13.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4.71" calcext:value-type="float">
            <text:p>14.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21" calcext:value-type="float">
            <text:p>12.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75" calcext:value-type="float">
            <text:p>11.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67" calcext:value-type="float">
            <text:p>12.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49" calcext:value-type="float">
            <text:p>11.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27" calcext:value-type="float">
            <text:p>11.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4.07" calcext:value-type="float">
            <text:p>14.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3.79" calcext:value-type="float">
            <text:p>13.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64" calcext:value-type="float">
            <text:p>12.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67" calcext:value-type="float">
            <text:p>12.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3.96" calcext:value-type="float">
            <text:p>13.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04" calcext:value-type="float">
            <text:p>12.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7" calcext:value-type="float">
            <text:p>12.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55" calcext:value-type="float">
            <text:p>12.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35" calcext:value-type="float">
            <text:p>12.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97" calcext:value-type="float">
            <text:p>11.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85" calcext:value-type="float">
            <text:p>11.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26" calcext:value-type="float">
            <text:p>11.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3.27" calcext:value-type="float">
            <text:p>13.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81" calcext:value-type="float">
            <text:p>12.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47" calcext:value-type="float">
            <text:p>12.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3.31" calcext:value-type="float">
            <text:p>13.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0.64" calcext:value-type="float">
            <text:p>10.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08" calcext:value-type="float">
            <text:p>11.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0.7" calcext:value-type="float">
            <text:p>10.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39" calcext:value-type="float">
            <text:p>11.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13" calcext:value-type="float">
            <text:p>12.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59" calcext:value-type="float">
            <text:p>12.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3.9" calcext:value-type="float">
            <text:p>13.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88" calcext:value-type="float">
            <text:p>11.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27" calcext:value-type="float">
            <text:p>12.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11" calcext:value-type="float">
            <text:p>12.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6" calcext:value-type="float">
            <text:p>11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5" calcext:value-type="float">
            <text:p>11.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3.96" calcext:value-type="float">
            <text:p>13.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12" calcext:value-type="float">
            <text:p>11.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9.58" calcext:value-type="float">
            <text:p>9.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3" calcext:value-type="float">
            <text:p>12.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08" calcext:value-type="float">
            <text:p>12.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22" calcext:value-type="float">
            <text:p>12.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01" calcext:value-type="float">
            <text:p>12.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0.86" calcext:value-type="float">
            <text:p>10.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09" calcext:value-type="float">
            <text:p>12.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0.28" calcext:value-type="float">
            <text:p>10.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74" calcext:value-type="float">
            <text:p>12.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59" calcext:value-type="float">
            <text:p>11.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6" calcext:value-type="float">
            <text:p>11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26" calcext:value-type="float">
            <text:p>11.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28" calcext:value-type="float">
            <text:p>11.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0.93" calcext:value-type="float">
            <text:p>10.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97" calcext:value-type="float">
            <text:p>11.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36" calcext:value-type="float">
            <text:p>11.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9.72" calcext:value-type="float">
            <text:p>9.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02" calcext:value-type="float">
            <text:p>11.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9.9" calcext:value-type="float">
            <text:p>9.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0.06" calcext:value-type="float">
            <text:p>10.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0.2" calcext:value-type="float">
            <text:p>10.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27" calcext:value-type="float">
            <text:p>12.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39" calcext:value-type="float">
            <text:p>11.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39" calcext:value-type="float">
            <text:p>11.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98" calcext:value-type="float">
            <text:p>11.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84" calcext:value-type="float">
            <text:p>11.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0.69" calcext:value-type="float">
            <text:p>10.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38" calcext:value-type="float">
            <text:p>11.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33" calcext:value-type="float">
            <text:p>11.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9.25" calcext:value-type="float">
            <text:p>9.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51" calcext:value-type="float">
            <text:p>11.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0.31" calcext:value-type="float">
            <text:p>10.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8" calcext:value-type="float">
            <text:p>11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9.13" calcext:value-type="float">
            <text:p>9.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2.34" calcext:value-type="float">
            <text:p>12.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0.82" calcext:value-type="float">
            <text:p>10.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0.95" calcext:value-type="float">
            <text:p>10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08" calcext:value-type="float">
            <text:p>11.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49" calcext:value-type="float">
            <text:p>11.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42" calcext:value-type="float">
            <text:p>11.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0.85" calcext:value-type="float">
            <text:p>10.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8.46" calcext:value-type="float">
            <text:p>8.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0.12" calcext:value-type="float">
            <text:p>10.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41" calcext:value-type="float">
            <text:p>11.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1.08" calcext:value-type="float">
            <text:p>11.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0.36" calcext:value-type="float">
            <text:p>10.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10.26" calcext:value-type="float">
            <text:p>10.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7.46" calcext:value-type="float">
            <text:p>7.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table:style-name="ce3" office:value-type="string" calcext:value-type="string">
            <text:p><text:s/>educando a nina</text:p>
          </table:table-cell>
          <table:table-cell table:style-name="ce5" office:value-type="float" office:value="8.05" calcext:value-type="float">
            <text:p>8.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24.57" calcext:value-type="float">
            <text:p>24.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6.27" calcext:value-type="float">
            <text:p>16.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4.97" calcext:value-type="float">
            <text:p>14.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63" calcext:value-type="float">
            <text:p>12.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4.49" calcext:value-type="float">
            <text:p>14.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4.69" calcext:value-type="float">
            <text:p>14.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3.95" calcext:value-type="float">
            <text:p>13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3.16" calcext:value-type="float">
            <text:p>13.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09" calcext:value-type="float">
            <text:p>12.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31" calcext:value-type="float">
            <text:p>12.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01" calcext:value-type="float">
            <text:p>12.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3.16" calcext:value-type="float">
            <text:p>13.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3.26" calcext:value-type="float">
            <text:p>13.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3.16" calcext:value-type="float">
            <text:p>13.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94" calcext:value-type="float">
            <text:p>12.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76" calcext:value-type="float">
            <text:p>12.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3.4" calcext:value-type="float">
            <text:p>13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82" calcext:value-type="float">
            <text:p>12.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29" calcext:value-type="float">
            <text:p>12.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55" calcext:value-type="float">
            <text:p>12.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79" calcext:value-type="float">
            <text:p>10.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3.02" calcext:value-type="float">
            <text:p>13.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1.33" calcext:value-type="float">
            <text:p>11.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51" calcext:value-type="float">
            <text:p>12.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4.75" calcext:value-type="float">
            <text:p>14.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3.24" calcext:value-type="float">
            <text:p>13.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95" calcext:value-type="float">
            <text:p>12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46" calcext:value-type="float">
            <text:p>12.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1.21" calcext:value-type="float">
            <text:p>11.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4.39" calcext:value-type="float">
            <text:p>14.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04" calcext:value-type="float">
            <text:p>12.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3.15" calcext:value-type="float">
            <text:p>13.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83" calcext:value-type="float">
            <text:p>12.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1.97" calcext:value-type="float">
            <text:p>11.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39" calcext:value-type="float">
            <text:p>10.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19" calcext:value-type="float">
            <text:p>12.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25" calcext:value-type="float">
            <text:p>12.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1.94" calcext:value-type="float">
            <text:p>11.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83" calcext:value-type="float">
            <text:p>10.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94" calcext:value-type="float">
            <text:p>10.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1.46" calcext:value-type="float">
            <text:p>11.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1.4" calcext:value-type="float">
            <text:p>11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92" calcext:value-type="float">
            <text:p>10.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74" calcext:value-type="float">
            <text:p>10.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1.16" calcext:value-type="float">
            <text:p>11.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09" calcext:value-type="float">
            <text:p>12.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71" calcext:value-type="float">
            <text:p>12.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57" calcext:value-type="float">
            <text:p>12.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8" calcext:value-type="float">
            <text:p>10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98" calcext:value-type="float">
            <text:p>9.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64" calcext:value-type="float">
            <text:p>10.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55" calcext:value-type="float">
            <text:p>12.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1.36" calcext:value-type="float">
            <text:p>11.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9" calcext:value-type="float">
            <text:p>9.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27" calcext:value-type="float">
            <text:p>10.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1.38" calcext:value-type="float">
            <text:p>11.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27" calcext:value-type="float">
            <text:p>12.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2.94" calcext:value-type="float">
            <text:p>12.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1.02" calcext:value-type="float">
            <text:p>11.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43" calcext:value-type="float">
            <text:p>10.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1.13" calcext:value-type="float">
            <text:p>11.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62" calcext:value-type="float">
            <text:p>10.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65" calcext:value-type="float">
            <text:p>10.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34" calcext:value-type="float">
            <text:p>10.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42" calcext:value-type="float">
            <text:p>10.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1" calcext:value-type="float">
            <text:p>10.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4.25" calcext:value-type="float">
            <text:p>14.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34" calcext:value-type="float">
            <text:p>12.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4.14" calcext:value-type="float">
            <text:p>14.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59" calcext:value-type="float">
            <text:p>12.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5" calcext:value-type="float">
            <text:p>12.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35" calcext:value-type="float">
            <text:p>11.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73" calcext:value-type="float">
            <text:p>12.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3.59" calcext:value-type="float">
            <text:p>13.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08" calcext:value-type="float">
            <text:p>11.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57" calcext:value-type="float">
            <text:p>12.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95" calcext:value-type="float">
            <text:p>11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3.41" calcext:value-type="float">
            <text:p>13.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03" calcext:value-type="float">
            <text:p>9.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31" calcext:value-type="float">
            <text:p>12.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02" calcext:value-type="float">
            <text:p>12.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22" calcext:value-type="float">
            <text:p>12.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54" calcext:value-type="float">
            <text:p>11.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3.55" calcext:value-type="float">
            <text:p>13.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3.07" calcext:value-type="float">
            <text:p>13.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18" calcext:value-type="float">
            <text:p>11.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89" calcext:value-type="float">
            <text:p>12.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03" calcext:value-type="float">
            <text:p>12.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47" calcext:value-type="float">
            <text:p>12.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23" calcext:value-type="float">
            <text:p>12.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65" calcext:value-type="float">
            <text:p>11.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73" calcext:value-type="float">
            <text:p>10.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68" calcext:value-type="float">
            <text:p>11.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35" calcext:value-type="float">
            <text:p>12.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83" calcext:value-type="float">
            <text:p>11.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3.99" calcext:value-type="float">
            <text:p>13.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86" calcext:value-type="float">
            <text:p>11.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31" calcext:value-type="float">
            <text:p>11.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56" calcext:value-type="float">
            <text:p>12.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01" calcext:value-type="float">
            <text:p>12.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15" calcext:value-type="float">
            <text:p>10.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54" calcext:value-type="float">
            <text:p>11.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63" calcext:value-type="float">
            <text:p>11.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67" calcext:value-type="float">
            <text:p>12.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49" calcext:value-type="float">
            <text:p>12.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41" calcext:value-type="float">
            <text:p>10.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15" calcext:value-type="float">
            <text:p>11.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79" calcext:value-type="float">
            <text:p>11.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01" calcext:value-type="float">
            <text:p>12.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92" calcext:value-type="float">
            <text:p>11.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27" calcext:value-type="float">
            <text:p>11.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41" calcext:value-type="float">
            <text:p>12.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83" calcext:value-type="float">
            <text:p>10.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96" calcext:value-type="float">
            <text:p>10.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13" calcext:value-type="float">
            <text:p>11.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31" calcext:value-type="float">
            <text:p>11.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93" calcext:value-type="float">
            <text:p>10.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42" calcext:value-type="float">
            <text:p>10.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57" calcext:value-type="float">
            <text:p>11.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75" calcext:value-type="float">
            <text:p>11.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91" calcext:value-type="float">
            <text:p>11.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28" calcext:value-type="float">
            <text:p>11.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36" calcext:value-type="float">
            <text:p>10.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62" calcext:value-type="float">
            <text:p>10.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09" calcext:value-type="float">
            <text:p>10.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23" calcext:value-type="float">
            <text:p>10.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81" calcext:value-type="float">
            <text:p>11.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82" calcext:value-type="float">
            <text:p>11.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44" calcext:value-type="float">
            <text:p>11.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94" calcext:value-type="float">
            <text:p>11.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32" calcext:value-type="float">
            <text:p>10.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04" calcext:value-type="float">
            <text:p>11.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43" calcext:value-type="float">
            <text:p>10.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95" calcext:value-type="float">
            <text:p>10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56" calcext:value-type="float">
            <text:p>11.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15" calcext:value-type="float">
            <text:p>12.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95" calcext:value-type="float">
            <text:p>10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81" calcext:value-type="float">
            <text:p>11.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79" calcext:value-type="float">
            <text:p>10.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67" calcext:value-type="float">
            <text:p>9.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68" calcext:value-type="float">
            <text:p>11.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81" calcext:value-type="float">
            <text:p>12.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89" calcext:value-type="float">
            <text:p>10.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54" calcext:value-type="float">
            <text:p>11.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4" calcext:value-type="float">
            <text:p>11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53" calcext:value-type="float">
            <text:p>10.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64" calcext:value-type="float">
            <text:p>12.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6" calcext:value-type="float">
            <text:p>10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25" calcext:value-type="float">
            <text:p>10.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06" calcext:value-type="float">
            <text:p>11.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2.4" calcext:value-type="float">
            <text:p>12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8" calcext:value-type="float">
            <text:p>11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66" calcext:value-type="float">
            <text:p>10.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72" calcext:value-type="float">
            <text:p>10.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29" calcext:value-type="float">
            <text:p>11.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69" calcext:value-type="float">
            <text:p>10.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68" calcext:value-type="float">
            <text:p>11.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02" calcext:value-type="float">
            <text:p>9.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27" calcext:value-type="float">
            <text:p>11.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23" calcext:value-type="float">
            <text:p>10.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9" calcext:value-type="float">
            <text:p>10.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49" calcext:value-type="float">
            <text:p>9.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04" calcext:value-type="float">
            <text:p>11.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44" calcext:value-type="float">
            <text:p>10.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35" calcext:value-type="float">
            <text:p>10.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94" calcext:value-type="float">
            <text:p>9.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08" calcext:value-type="float">
            <text:p>11.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66" calcext:value-type="float">
            <text:p>9.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2" calcext:value-type="float">
            <text:p>9.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43" calcext:value-type="float">
            <text:p>10.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88" calcext:value-type="float">
            <text:p>10.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81" calcext:value-type="float">
            <text:p>10.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43" calcext:value-type="float">
            <text:p>10.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97" calcext:value-type="float">
            <text:p>11.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38" calcext:value-type="float">
            <text:p>10.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19" calcext:value-type="float">
            <text:p>11.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68" calcext:value-type="float">
            <text:p>9.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82" calcext:value-type="float">
            <text:p>11.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21" calcext:value-type="float">
            <text:p>10.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97" calcext:value-type="float">
            <text:p>9.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77" calcext:value-type="float">
            <text:p>9.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89" calcext:value-type="float">
            <text:p>8.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76" calcext:value-type="float">
            <text:p>8.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5" calcext:value-type="float">
            <text:p>10.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6" calcext:value-type="float">
            <text:p>10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5" calcext:value-type="float">
            <text:p>9.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63" calcext:value-type="float">
            <text:p>10.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67" calcext:value-type="float">
            <text:p>9.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17" calcext:value-type="float">
            <text:p>11.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18" calcext:value-type="float">
            <text:p>11.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68" calcext:value-type="float">
            <text:p>10.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75" calcext:value-type="float">
            <text:p>9.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78" calcext:value-type="float">
            <text:p>9.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09" calcext:value-type="float">
            <text:p>9.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27" calcext:value-type="float">
            <text:p>10.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64" calcext:value-type="float">
            <text:p>8.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58" calcext:value-type="float">
            <text:p>11.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11" calcext:value-type="float">
            <text:p>9.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84" calcext:value-type="float">
            <text:p>10.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11" calcext:value-type="float">
            <text:p>10.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3" calcext:value-type="float">
            <text:p>10.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17" calcext:value-type="float">
            <text:p>9.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13" calcext:value-type="float">
            <text:p>10.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11" calcext:value-type="float">
            <text:p>10.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96" calcext:value-type="float">
            <text:p>10.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65" calcext:value-type="float">
            <text:p>10.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61" calcext:value-type="float">
            <text:p>9.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83" calcext:value-type="float">
            <text:p>9.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45" calcext:value-type="float">
            <text:p>10.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08" calcext:value-type="float">
            <text:p>10.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63" calcext:value-type="float">
            <text:p>9.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1.38" calcext:value-type="float">
            <text:p>11.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2" calcext:value-type="float">
            <text:p>10.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33" calcext:value-type="float">
            <text:p>10.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32" calcext:value-type="float">
            <text:p>9.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85" calcext:value-type="float">
            <text:p>9.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7.41" calcext:value-type="float">
            <text:p>7.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57" calcext:value-type="float">
            <text:p>9.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83" calcext:value-type="float">
            <text:p>8.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07" calcext:value-type="float">
            <text:p>9.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98" calcext:value-type="float">
            <text:p>8.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59" calcext:value-type="float">
            <text:p>9.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29" calcext:value-type="float">
            <text:p>10.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65" calcext:value-type="float">
            <text:p>10.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52" calcext:value-type="float">
            <text:p>9.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27" calcext:value-type="float">
            <text:p>8.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8" calcext:value-type="float">
            <text:p>9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7.28" calcext:value-type="float">
            <text:p>7.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27" calcext:value-type="float">
            <text:p>8.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81" calcext:value-type="float">
            <text:p>9.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10.3" calcext:value-type="float">
            <text:p>10.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05" calcext:value-type="float">
            <text:p>8.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99" calcext:value-type="float">
            <text:p>8.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56" calcext:value-type="float">
            <text:p>9.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03" calcext:value-type="float">
            <text:p>9.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8.1" calcext:value-type="float">
            <text:p>8.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9.02" calcext:value-type="float">
            <text:p>9.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73" calcext:value-type="float">
            <text:p>11.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59" calcext:value-type="float">
            <text:p>11.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64" calcext:value-type="float">
            <text:p>11.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2.22" calcext:value-type="float">
            <text:p>12.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94" calcext:value-type="float">
            <text:p>11.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5" calcext:value-type="float">
            <text:p>11.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68" calcext:value-type="float">
            <text:p>10.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29" calcext:value-type="float">
            <text:p>10.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78" calcext:value-type="float">
            <text:p>10.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96" calcext:value-type="float">
            <text:p>9.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15" calcext:value-type="float">
            <text:p>11.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14" calcext:value-type="float">
            <text:p>10.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54" calcext:value-type="float">
            <text:p>10.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71" calcext:value-type="float">
            <text:p>9.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62" calcext:value-type="float">
            <text:p>10.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89" calcext:value-type="float">
            <text:p>10.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06" calcext:value-type="float">
            <text:p>11.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6" calcext:value-type="float">
            <text:p>9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35" calcext:value-type="float">
            <text:p>11.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93" calcext:value-type="float">
            <text:p>11.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32" calcext:value-type="float">
            <text:p>9.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67" calcext:value-type="float">
            <text:p>9.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74" calcext:value-type="float">
            <text:p>9.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89" calcext:value-type="float">
            <text:p>9.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23" calcext:value-type="float">
            <text:p>11.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31" calcext:value-type="float">
            <text:p>11.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37" calcext:value-type="float">
            <text:p>10.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41" calcext:value-type="float">
            <text:p>9.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81" calcext:value-type="float">
            <text:p>11.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15" calcext:value-type="float">
            <text:p>11.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22" calcext:value-type="float">
            <text:p>9.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79" calcext:value-type="float">
            <text:p>9.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04" calcext:value-type="float">
            <text:p>10.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98" calcext:value-type="float">
            <text:p>9.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19" calcext:value-type="float">
            <text:p>11.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92" calcext:value-type="float">
            <text:p>10.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63" calcext:value-type="float">
            <text:p>8.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19" calcext:value-type="float">
            <text:p>9.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35" calcext:value-type="float">
            <text:p>9.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82" calcext:value-type="float">
            <text:p>8.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32" calcext:value-type="float">
            <text:p>9.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89" calcext:value-type="float">
            <text:p>9.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49" calcext:value-type="float">
            <text:p>9.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45" calcext:value-type="float">
            <text:p>9.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62" calcext:value-type="float">
            <text:p>9.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64" calcext:value-type="float">
            <text:p>10.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73" calcext:value-type="float">
            <text:p>9.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28" calcext:value-type="float">
            <text:p>10.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75" calcext:value-type="float">
            <text:p>10.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16" calcext:value-type="float">
            <text:p>9.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95" calcext:value-type="float">
            <text:p>9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81" calcext:value-type="float">
            <text:p>9.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54" calcext:value-type="float">
            <text:p>9.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63" calcext:value-type="float">
            <text:p>10.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29" calcext:value-type="float">
            <text:p>10.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68" calcext:value-type="float">
            <text:p>9.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92" calcext:value-type="float">
            <text:p>8.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82" calcext:value-type="float">
            <text:p>8.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15" calcext:value-type="float">
            <text:p>10.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82" calcext:value-type="float">
            <text:p>9.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91" calcext:value-type="float">
            <text:p>9.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32" calcext:value-type="float">
            <text:p>10.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79" calcext:value-type="float">
            <text:p>7.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29" calcext:value-type="float">
            <text:p>9.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9" calcext:value-type="float">
            <text:p>9.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25" calcext:value-type="float">
            <text:p>9.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42" calcext:value-type="float">
            <text:p>9.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45" calcext:value-type="float">
            <text:p>10.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28" calcext:value-type="float">
            <text:p>10.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61" calcext:value-type="float">
            <text:p>8.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1.6" calcext:value-type="float">
            <text:p>11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64" calcext:value-type="float">
            <text:p>9.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29" calcext:value-type="float">
            <text:p>9.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4" calcext:value-type="float">
            <text:p>8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1" calcext:value-type="float">
            <text:p>10.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54" calcext:value-type="float">
            <text:p>8.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85" calcext:value-type="float">
            <text:p>8.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49" calcext:value-type="float">
            <text:p>9.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95" calcext:value-type="float">
            <text:p>9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72" calcext:value-type="float">
            <text:p>9.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53" calcext:value-type="float">
            <text:p>8.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34" calcext:value-type="float">
            <text:p>10.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39" calcext:value-type="float">
            <text:p>8.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62" calcext:value-type="float">
            <text:p>8.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53" calcext:value-type="float">
            <text:p>9.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17" calcext:value-type="float">
            <text:p>10.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23" calcext:value-type="float">
            <text:p>9.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64" calcext:value-type="float">
            <text:p>9.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67" calcext:value-type="float">
            <text:p>8.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47" calcext:value-type="float">
            <text:p>9.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04" calcext:value-type="float">
            <text:p>9.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56" calcext:value-type="float">
            <text:p>9.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44" calcext:value-type="float">
            <text:p>8.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7" calcext:value-type="float">
            <text:p>10.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59" calcext:value-type="float">
            <text:p>8.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24" calcext:value-type="float">
            <text:p>10.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48" calcext:value-type="float">
            <text:p>9.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4" calcext:value-type="float">
            <text:p>8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9" calcext:value-type="float">
            <text:p>9.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31" calcext:value-type="float">
            <text:p>9.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07" calcext:value-type="float">
            <text:p>10.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06" calcext:value-type="float">
            <text:p>9.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6" calcext:value-type="float">
            <text:p>8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54" calcext:value-type="float">
            <text:p>8.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97" calcext:value-type="float">
            <text:p>7.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49" calcext:value-type="float">
            <text:p>10.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31" calcext:value-type="float">
            <text:p>9.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0.03" calcext:value-type="float">
            <text:p>10.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44" calcext:value-type="float">
            <text:p>9.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98" calcext:value-type="float">
            <text:p>8.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21" calcext:value-type="float">
            <text:p>8.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47" calcext:value-type="float">
            <text:p>9.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21" calcext:value-type="float">
            <text:p>9.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36" calcext:value-type="float">
            <text:p>9.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14" calcext:value-type="float">
            <text:p>9.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38" calcext:value-type="float">
            <text:p>7.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21" calcext:value-type="float">
            <text:p>7.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32" calcext:value-type="float">
            <text:p>9.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61" calcext:value-type="float">
            <text:p>8.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57" calcext:value-type="float">
            <text:p>8.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39" calcext:value-type="float">
            <text:p>7.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03" calcext:value-type="float">
            <text:p>9.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32" calcext:value-type="float">
            <text:p>7.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15" calcext:value-type="float">
            <text:p>8.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09" calcext:value-type="float">
            <text:p>8.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34" calcext:value-type="float">
            <text:p>7.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02" calcext:value-type="float">
            <text:p>9.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83" calcext:value-type="float">
            <text:p>7.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67" calcext:value-type="float">
            <text:p>7.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9.07" calcext:value-type="float">
            <text:p>9.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85" calcext:value-type="float">
            <text:p>7.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97" calcext:value-type="float">
            <text:p>7.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34" calcext:value-type="float">
            <text:p>7.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01" calcext:value-type="float">
            <text:p>7.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61" calcext:value-type="float">
            <text:p>6.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74" calcext:value-type="float">
            <text:p>7.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28" calcext:value-type="float">
            <text:p>7.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36" calcext:value-type="float">
            <text:p>7.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79" calcext:value-type="float">
            <text:p>7.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12" calcext:value-type="float">
            <text:p>8.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42" calcext:value-type="float">
            <text:p>7.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83" calcext:value-type="float">
            <text:p>7.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93" calcext:value-type="float">
            <text:p>6.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41" calcext:value-type="float">
            <text:p>6.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04" calcext:value-type="float">
            <text:p>8.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78" calcext:value-type="float">
            <text:p>8.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21" calcext:value-type="float">
            <text:p>7.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52" calcext:value-type="float">
            <text:p>7.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81" calcext:value-type="float">
            <text:p>6.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16" calcext:value-type="float">
            <text:p>8.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63" calcext:value-type="float">
            <text:p>7.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49" calcext:value-type="float">
            <text:p>7.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28" calcext:value-type="float">
            <text:p>6.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8.33" calcext:value-type="float">
            <text:p>8.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44" calcext:value-type="float">
            <text:p>7.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22" calcext:value-type="float">
            <text:p>7.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29" calcext:value-type="float">
            <text:p>6.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21" calcext:value-type="float">
            <text:p>7.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21" calcext:value-type="float">
            <text:p>6.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51" calcext:value-type="float">
            <text:p>6.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63" calcext:value-type="float">
            <text:p>6.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71" calcext:value-type="float">
            <text:p>5.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22" calcext:value-type="float">
            <text:p>5.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11" calcext:value-type="float">
            <text:p>7.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7.68" calcext:value-type="float">
            <text:p>7.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95" calcext:value-type="float">
            <text:p>6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49" calcext:value-type="float">
            <text:p>5.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97" calcext:value-type="float">
            <text:p>6.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02" calcext:value-type="float">
            <text:p>6.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07" calcext:value-type="float">
            <text:p>6.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86" calcext:value-type="float">
            <text:p>5.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51" calcext:value-type="float">
            <text:p>5.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92" calcext:value-type="float">
            <text:p>5.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37" calcext:value-type="float">
            <text:p>6.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91" calcext:value-type="float">
            <text:p>5.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59" calcext:value-type="float">
            <text:p>5.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73" calcext:value-type="float">
            <text:p>4.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get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39" calcext:value-type="float">
            <text:p>4.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9.76" calcext:value-type="float">
            <text:p>9.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9.28" calcext:value-type="float">
            <text:p>9.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9.24" calcext:value-type="float">
            <text:p>9.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9.07" calcext:value-type="float">
            <text:p>9.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9.07" calcext:value-type="float">
            <text:p>9.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82" calcext:value-type="float">
            <text:p>8.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8" calcext:value-type="float">
            <text:p>8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8" calcext:value-type="float">
            <text:p>8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79" calcext:value-type="float">
            <text:p>8.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77" calcext:value-type="float">
            <text:p>8.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71" calcext:value-type="float">
            <text:p>8.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69" calcext:value-type="float">
            <text:p>8.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67" calcext:value-type="float">
            <text:p>8.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6" calcext:value-type="float">
            <text:p>8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57" calcext:value-type="float">
            <text:p>8.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43" calcext:value-type="float">
            <text:p>8.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26" calcext:value-type="float">
            <text:p>8.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26" calcext:value-type="float">
            <text:p>8.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26" calcext:value-type="float">
            <text:p>8.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2" calcext:value-type="float">
            <text:p>8.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19" calcext:value-type="float">
            <text:p>8.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16" calcext:value-type="float">
            <text:p>8.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14" calcext:value-type="float">
            <text:p>8.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1" calcext:value-type="float">
            <text:p>8.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1" calcext:value-type="float">
            <text:p>8.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1" calcext:value-type="float">
            <text:p>8.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04" calcext:value-type="float">
            <text:p>8.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02" calcext:value-type="float">
            <text:p>8.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.01" calcext:value-type="float">
            <text:p>8.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99" calcext:value-type="float">
            <text:p>7.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95" calcext:value-type="float">
            <text:p>7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95" calcext:value-type="float">
            <text:p>7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93" calcext:value-type="float">
            <text:p>7.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93" calcext:value-type="float">
            <text:p>7.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89" calcext:value-type="float">
            <text:p>7.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89" calcext:value-type="float">
            <text:p>7.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86" calcext:value-type="float">
            <text:p>7.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84" calcext:value-type="float">
            <text:p>7.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83" calcext:value-type="float">
            <text:p>7.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79" calcext:value-type="float">
            <text:p>7.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77" calcext:value-type="float">
            <text:p>7.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74" calcext:value-type="float">
            <text:p>7.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71" calcext:value-type="float">
            <text:p>7.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65" calcext:value-type="float">
            <text:p>7.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63" calcext:value-type="float">
            <text:p>7.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54" calcext:value-type="float">
            <text:p>7.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53" calcext:value-type="float">
            <text:p>7.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52" calcext:value-type="float">
            <text:p>7.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45" calcext:value-type="float">
            <text:p>7.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45" calcext:value-type="float">
            <text:p>7.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44" calcext:value-type="float">
            <text:p>7.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41" calcext:value-type="float">
            <text:p>7.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38" calcext:value-type="float">
            <text:p>7.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37" calcext:value-type="float">
            <text:p>7.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36" calcext:value-type="float">
            <text:p>7.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34" calcext:value-type="float">
            <text:p>7.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34" calcext:value-type="float">
            <text:p>7.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33" calcext:value-type="float">
            <text:p>7.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32" calcext:value-type="float">
            <text:p>7.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32" calcext:value-type="float">
            <text:p>7.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26" calcext:value-type="float">
            <text:p>7.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25" calcext:value-type="float">
            <text:p>7.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24" calcext:value-type="float">
            <text:p>7.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21" calcext:value-type="float">
            <text:p>7.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18" calcext:value-type="float">
            <text:p>7.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16" calcext:value-type="float">
            <text:p>7.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13" calcext:value-type="float">
            <text:p>7.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12" calcext:value-type="float">
            <text:p>7.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11" calcext:value-type="float">
            <text:p>7.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04" calcext:value-type="float">
            <text:p>7.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03" calcext:value-type="float">
            <text:p>7.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7.02" calcext:value-type="float">
            <text:p>7.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97" calcext:value-type="float">
            <text:p>6.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95" calcext:value-type="float">
            <text:p>6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93" calcext:value-type="float">
            <text:p>6.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92" calcext:value-type="float">
            <text:p>6.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91" calcext:value-type="float">
            <text:p>6.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87" calcext:value-type="float">
            <text:p>6.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85" calcext:value-type="float">
            <text:p>6.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81" calcext:value-type="float">
            <text:p>6.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59" calcext:value-type="float">
            <text:p>6.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52" calcext:value-type="float">
            <text:p>6.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43" calcext:value-type="float">
            <text:p>6.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24" calcext:value-type="float">
            <text:p>6.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13" calcext:value-type="float">
            <text:p>6.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6.06" calcext:value-type="float">
            <text:p>6.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5.84" calcext:value-type="float">
            <text:p>5.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5.69" calcext:value-type="float">
            <text:p>5.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5.39" calcext:value-type="float">
            <text:p>5.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table:style-name="ce3" office:value-type="string" calcext:value-type="string">
            <text:p>educando a nina</text:p>
          </table:table-cell>
          <table:table-cell table:style-name="ce5" office:value-type="float" office:value="4.16" calcext:value-type="float">
            <text:p>4.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6.33" calcext:value-type="float">
            <text:p>16.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10.32" calcext:value-type="float">
            <text:p>10.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9.8" calcext:value-type="float">
            <text:p>9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52" calcext:value-type="float">
            <text:p>8.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37" calcext:value-type="float">
            <text:p>8.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14" calcext:value-type="float">
            <text:p>8.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06" calcext:value-type="float">
            <text:p>8.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99" calcext:value-type="float">
            <text:p>7.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99" calcext:value-type="float">
            <text:p>7.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92" calcext:value-type="float">
            <text:p>7.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89" calcext:value-type="float">
            <text:p>7.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84" calcext:value-type="float">
            <text:p>7.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81" calcext:value-type="float">
            <text:p>7.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79" calcext:value-type="float">
            <text:p>7.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78" calcext:value-type="float">
            <text:p>7.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71" calcext:value-type="float">
            <text:p>7.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65" calcext:value-type="float">
            <text:p>7.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62" calcext:value-type="float">
            <text:p>7.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58" calcext:value-type="float">
            <text:p>7.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57" calcext:value-type="float">
            <text:p>7.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56" calcext:value-type="float">
            <text:p>7.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53" calcext:value-type="float">
            <text:p>7.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52" calcext:value-type="float">
            <text:p>7.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48" calcext:value-type="float">
            <text:p>7.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42" calcext:value-type="float">
            <text:p>7.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39" calcext:value-type="float">
            <text:p>7.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38" calcext:value-type="float">
            <text:p>7.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36" calcext:value-type="float">
            <text:p>7.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31" calcext:value-type="float">
            <text:p>7.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31" calcext:value-type="float">
            <text:p>7.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18" calcext:value-type="float">
            <text:p>7.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16" calcext:value-type="float">
            <text:p>7.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14" calcext:value-type="float">
            <text:p>7.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11" calcext:value-type="float">
            <text:p>7.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11" calcext:value-type="float">
            <text:p>7.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04" calcext:value-type="float">
            <text:p>7.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03" calcext:value-type="float">
            <text:p>7.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95" calcext:value-type="float">
            <text:p>6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91" calcext:value-type="float">
            <text:p>6.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81" calcext:value-type="float">
            <text:p>6.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74" calcext:value-type="float">
            <text:p>6.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63" calcext:value-type="float">
            <text:p>6.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62" calcext:value-type="float">
            <text:p>6.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58" calcext:value-type="float">
            <text:p>6.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57" calcext:value-type="float">
            <text:p>6.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56" calcext:value-type="float">
            <text:p>6.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53" calcext:value-type="float">
            <text:p>6.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49" calcext:value-type="float">
            <text:p>6.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49" calcext:value-type="float">
            <text:p>6.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49" calcext:value-type="float">
            <text:p>6.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42" calcext:value-type="float">
            <text:p>6.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39" calcext:value-type="float">
            <text:p>6.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38" calcext:value-type="float">
            <text:p>6.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37" calcext:value-type="float">
            <text:p>6.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35" calcext:value-type="float">
            <text:p>6.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31" calcext:value-type="float">
            <text:p>6.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17" calcext:value-type="float">
            <text:p>6.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13" calcext:value-type="float">
            <text:p>6.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13" calcext:value-type="float">
            <text:p>6.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99" calcext:value-type="float">
            <text:p>5.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66" calcext:value-type="float">
            <text:p>5.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26" calcext:value-type="float">
            <text:p>5.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7.51" calcext:value-type="float">
            <text:p>7.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7.37" calcext:value-type="float">
            <text:p>7.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7.26" calcext:value-type="float">
            <text:p>7.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97" calcext:value-type="float">
            <text:p>6.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88" calcext:value-type="float">
            <text:p>6.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87" calcext:value-type="float">
            <text:p>6.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85" calcext:value-type="float">
            <text:p>6.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82" calcext:value-type="float">
            <text:p>6.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71" calcext:value-type="float">
            <text:p>6.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71" calcext:value-type="float">
            <text:p>6.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68" calcext:value-type="float">
            <text:p>6.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67" calcext:value-type="float">
            <text:p>6.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66" calcext:value-type="float">
            <text:p>6.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64" calcext:value-type="float">
            <text:p>6.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53" calcext:value-type="float">
            <text:p>6.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51" calcext:value-type="float">
            <text:p>6.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51" calcext:value-type="float">
            <text:p>6.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48" calcext:value-type="float">
            <text:p>6.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41" calcext:value-type="float">
            <text:p>6.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36" calcext:value-type="float">
            <text:p>6.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36" calcext:value-type="float">
            <text:p>6.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35" calcext:value-type="float">
            <text:p>6.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35" calcext:value-type="float">
            <text:p>6.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34" calcext:value-type="float">
            <text:p>6.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29" calcext:value-type="float">
            <text:p>6.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29" calcext:value-type="float">
            <text:p>6.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26" calcext:value-type="float">
            <text:p>6.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25" calcext:value-type="float">
            <text:p>6.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25" calcext:value-type="float">
            <text:p>6.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24" calcext:value-type="float">
            <text:p>6.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23" calcext:value-type="float">
            <text:p>6.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21" calcext:value-type="float">
            <text:p>6.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18" calcext:value-type="float">
            <text:p>6.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13" calcext:value-type="float">
            <text:p>6.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11" calcext:value-type="float">
            <text:p>6.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09" calcext:value-type="float">
            <text:p>6.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07" calcext:value-type="float">
            <text:p>6.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03" calcext:value-type="float">
            <text:p>6.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01" calcext:value-type="float">
            <text:p>6.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01" calcext:value-type="float">
            <text:p>6.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01" calcext:value-type="float">
            <text:p>6.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01" calcext:value-type="float">
            <text:p>6.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9" calcext:value-type="float">
            <text:p>5.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8" calcext:value-type="float">
            <text:p>5.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8" calcext:value-type="float">
            <text:p>5.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7" calcext:value-type="float">
            <text:p>5.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6" calcext:value-type="float">
            <text:p>5.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6" calcext:value-type="float">
            <text:p>5.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5" calcext:value-type="float">
            <text:p>5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5" calcext:value-type="float">
            <text:p>5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5" calcext:value-type="float">
            <text:p>5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4" calcext:value-type="float">
            <text:p>5.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4" calcext:value-type="float">
            <text:p>5.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3" calcext:value-type="float">
            <text:p>5.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2" calcext:value-type="float">
            <text:p>5.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2" calcext:value-type="float">
            <text:p>5.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2" calcext:value-type="float">
            <text:p>5.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1" calcext:value-type="float">
            <text:p>5.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89" calcext:value-type="float">
            <text:p>5.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88" calcext:value-type="float">
            <text:p>5.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88" calcext:value-type="float">
            <text:p>5.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88" calcext:value-type="float">
            <text:p>5.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87" calcext:value-type="float">
            <text:p>5.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85" calcext:value-type="float">
            <text:p>5.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84" calcext:value-type="float">
            <text:p>5.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83" calcext:value-type="float">
            <text:p>5.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81" calcext:value-type="float">
            <text:p>5.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75" calcext:value-type="float">
            <text:p>5.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71" calcext:value-type="float">
            <text:p>5.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9" calcext:value-type="float">
            <text:p>5.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9" calcext:value-type="float">
            <text:p>5.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9" calcext:value-type="float">
            <text:p>5.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8" calcext:value-type="float">
            <text:p>5.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7" calcext:value-type="float">
            <text:p>5.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4" calcext:value-type="float">
            <text:p>5.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4" calcext:value-type="float">
            <text:p>5.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4" calcext:value-type="float">
            <text:p>5.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2" calcext:value-type="float">
            <text:p>5.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1" calcext:value-type="float">
            <text:p>5.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57" calcext:value-type="float">
            <text:p>5.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57" calcext:value-type="float">
            <text:p>5.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56" calcext:value-type="float">
            <text:p>5.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55" calcext:value-type="float">
            <text:p>5.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55" calcext:value-type="float">
            <text:p>5.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55" calcext:value-type="float">
            <text:p>5.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54" calcext:value-type="float">
            <text:p>5.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51" calcext:value-type="float">
            <text:p>5.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51" calcext:value-type="float">
            <text:p>5.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9" calcext:value-type="float">
            <text:p>5.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6" calcext:value-type="float">
            <text:p>5.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6" calcext:value-type="float">
            <text:p>5.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6" calcext:value-type="float">
            <text:p>5.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6" calcext:value-type="float">
            <text:p>5.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3" calcext:value-type="float">
            <text:p>5.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2" calcext:value-type="float">
            <text:p>5.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38" calcext:value-type="float">
            <text:p>5.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37" calcext:value-type="float">
            <text:p>5.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36" calcext:value-type="float">
            <text:p>5.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35" calcext:value-type="float">
            <text:p>5.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35" calcext:value-type="float">
            <text:p>5.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35" calcext:value-type="float">
            <text:p>5.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34" calcext:value-type="float">
            <text:p>5.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29" calcext:value-type="float">
            <text:p>5.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29" calcext:value-type="float">
            <text:p>5.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25" calcext:value-type="float">
            <text:p>5.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23" calcext:value-type="float">
            <text:p>5.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23" calcext:value-type="float">
            <text:p>5.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21" calcext:value-type="float">
            <text:p>5.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19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18" calcext:value-type="float">
            <text:p>5.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16" calcext:value-type="float">
            <text:p>5.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16" calcext:value-type="float">
            <text:p>5.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15" calcext:value-type="float">
            <text:p>5.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14" calcext:value-type="float">
            <text:p>5.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14" calcext:value-type="float">
            <text:p>5.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13" calcext:value-type="float">
            <text:p>5.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13" calcext:value-type="float">
            <text:p>5.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12" calcext:value-type="float">
            <text:p>5.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11" calcext:value-type="float">
            <text:p>5.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11" calcext:value-type="float">
            <text:p>5.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08" calcext:value-type="float">
            <text:p>5.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06" calcext:value-type="float">
            <text:p>5.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05" calcext:value-type="float">
            <text:p>5.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05" calcext:value-type="float">
            <text:p>5.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04" calcext:value-type="float">
            <text:p>5.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04" calcext:value-type="float">
            <text:p>5.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01" calcext:value-type="float">
            <text:p>5.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98" calcext:value-type="float">
            <text:p>4.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96" calcext:value-type="float">
            <text:p>4.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93" calcext:value-type="float">
            <text:p>4.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87" calcext:value-type="float">
            <text:p>4.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86" calcext:value-type="float">
            <text:p>4.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85" calcext:value-type="float">
            <text:p>4.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83" calcext:value-type="float">
            <text:p>4.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82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81" calcext:value-type="float">
            <text:p>4.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79" calcext:value-type="float">
            <text:p>4.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79" calcext:value-type="float">
            <text:p>4.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72" calcext:value-type="float">
            <text:p>4.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65" calcext:value-type="float">
            <text:p>4.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65" calcext:value-type="float">
            <text:p>4.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57" calcext:value-type="float">
            <text:p>4.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48" calcext:value-type="float">
            <text:p>4.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48" calcext:value-type="float">
            <text:p>4.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45" calcext:value-type="float">
            <text:p>4.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43" calcext:value-type="float">
            <text:p>4.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34" calcext:value-type="float">
            <text:p>4.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23" calcext:value-type="float">
            <text:p>4.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15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62" calcext:value-type="float">
            <text:p>6.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23" calcext:value-type="float">
            <text:p>6.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86" calcext:value-type="float">
            <text:p>5.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86" calcext:value-type="float">
            <text:p>5.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78" calcext:value-type="float">
            <text:p>5.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77" calcext:value-type="float">
            <text:p>5.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72" calcext:value-type="float">
            <text:p>5.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71" calcext:value-type="float">
            <text:p>5.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71" calcext:value-type="float">
            <text:p>5.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69" calcext:value-type="float">
            <text:p>5.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67" calcext:value-type="float">
            <text:p>5.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67" calcext:value-type="float">
            <text:p>5.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65" calcext:value-type="float">
            <text:p>5.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62" calcext:value-type="float">
            <text:p>5.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61" calcext:value-type="float">
            <text:p>5.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61" calcext:value-type="float">
            <text:p>5.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56" calcext:value-type="float">
            <text:p>5.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55" calcext:value-type="float">
            <text:p>5.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51" calcext:value-type="float">
            <text:p>5.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51" calcext:value-type="float">
            <text:p>5.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45" calcext:value-type="float">
            <text:p>5.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45" calcext:value-type="float">
            <text:p>5.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44" calcext:value-type="float">
            <text:p>5.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44" calcext:value-type="float">
            <text:p>5.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37" calcext:value-type="float">
            <text:p>5.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35" calcext:value-type="float">
            <text:p>5.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33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33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31" calcext:value-type="float">
            <text:p>5.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31" calcext:value-type="float">
            <text:p>5.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29" calcext:value-type="float">
            <text:p>5.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27" calcext:value-type="float">
            <text:p>5.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26" calcext:value-type="float">
            <text:p>5.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25" calcext:value-type="float">
            <text:p>5.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25" calcext:value-type="float">
            <text:p>5.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24" calcext:value-type="float">
            <text:p>5.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23" calcext:value-type="float">
            <text:p>5.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22" calcext:value-type="float">
            <text:p>5.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21" calcext:value-type="float">
            <text:p>5.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9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9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9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9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8" calcext:value-type="float">
            <text:p>5.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7" calcext:value-type="float">
            <text:p>5.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7" calcext:value-type="float">
            <text:p>5.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6" calcext:value-type="float">
            <text:p>5.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5" calcext:value-type="float">
            <text:p>5.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5" calcext:value-type="float">
            <text:p>5.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4" calcext:value-type="float">
            <text:p>5.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4" calcext:value-type="float">
            <text:p>5.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2" calcext:value-type="float">
            <text:p>5.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1" calcext:value-type="float">
            <text:p>5.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09" calcext:value-type="float">
            <text:p>5.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09" calcext:value-type="float">
            <text:p>5.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07" calcext:value-type="float">
            <text:p>5.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07" calcext:value-type="float">
            <text:p>5.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07" calcext:value-type="float">
            <text:p>5.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06" calcext:value-type="float">
            <text:p>5.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05" calcext:value-type="float">
            <text:p>5.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05" calcext:value-type="float">
            <text:p>5.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05" calcext:value-type="float">
            <text:p>5.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05" calcext:value-type="float">
            <text:p>5.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97" calcext:value-type="float">
            <text:p>4.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96" calcext:value-type="float">
            <text:p>4.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96" calcext:value-type="float">
            <text:p>4.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95" calcext:value-type="float">
            <text:p>4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95" calcext:value-type="float">
            <text:p>4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93" calcext:value-type="float">
            <text:p>4.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93" calcext:value-type="float">
            <text:p>4.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89" calcext:value-type="float">
            <text:p>4.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85" calcext:value-type="float">
            <text:p>4.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84" calcext:value-type="float">
            <text:p>4.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83" calcext:value-type="float">
            <text:p>4.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82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82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81" calcext:value-type="float">
            <text:p>4.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77" calcext:value-type="float">
            <text:p>4.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76" calcext:value-type="float">
            <text:p>4.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75" calcext:value-type="float">
            <text:p>4.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75" calcext:value-type="float">
            <text:p>4.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74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72" calcext:value-type="float">
            <text:p>4.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72" calcext:value-type="float">
            <text:p>4.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69" calcext:value-type="float">
            <text:p>4.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68" calcext:value-type="float">
            <text:p>4.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67" calcext:value-type="float">
            <text:p>4.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65" calcext:value-type="float">
            <text:p>4.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64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64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63" calcext:value-type="float">
            <text:p>4.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62" calcext:value-type="float">
            <text:p>4.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56" calcext:value-type="float">
            <text:p>4.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55" calcext:value-type="float">
            <text:p>4.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54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54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54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53" calcext:value-type="float">
            <text:p>4.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53" calcext:value-type="float">
            <text:p>4.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49" calcext:value-type="float">
            <text:p>4.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48" calcext:value-type="float">
            <text:p>4.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47" calcext:value-type="float">
            <text:p>4.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44" calcext:value-type="float">
            <text:p>4.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43" calcext:value-type="float">
            <text:p>4.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41" calcext:value-type="float">
            <text:p>4.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41" calcext:value-type="float">
            <text:p>4.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38" calcext:value-type="float">
            <text:p>4.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38" calcext:value-type="float">
            <text:p>4.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37" calcext:value-type="float">
            <text:p>4.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35" calcext:value-type="float">
            <text:p>4.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31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25" calcext:value-type="float">
            <text:p>4.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21" calcext:value-type="float">
            <text:p>4.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17" calcext:value-type="float">
            <text:p>4.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09" calcext:value-type="float">
            <text:p>4.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09" calcext:value-type="float">
            <text:p>4.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08" calcext:value-type="float">
            <text:p>4.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08" calcext:value-type="float">
            <text:p>4.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07" calcext:value-type="float">
            <text:p>4.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03" calcext:value-type="float">
            <text:p>4.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03" calcext:value-type="float">
            <text:p>4.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99" calcext:value-type="float">
            <text:p>3.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95" calcext:value-type="float">
            <text:p>3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92" calcext:value-type="float">
            <text:p>3.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92" calcext:value-type="float">
            <text:p>3.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88" calcext:value-type="float">
            <text:p>3.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86" calcext:value-type="float">
            <text:p>3.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86" calcext:value-type="float">
            <text:p>3.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84" calcext:value-type="float">
            <text:p>3.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83" calcext:value-type="float">
            <text:p>3.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81" calcext:value-type="float">
            <text:p>3.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78" calcext:value-type="float">
            <text:p>3.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73" calcext:value-type="float">
            <text:p>3.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72" calcext:value-type="float">
            <text:p>3.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71" calcext:value-type="float">
            <text:p>3.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69" calcext:value-type="float">
            <text:p>3.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68" calcext:value-type="float">
            <text:p>3.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66" calcext:value-type="float">
            <text:p>3.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65" calcext:value-type="float">
            <text:p>3.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63" calcext:value-type="float">
            <text:p>3.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58" calcext:value-type="float">
            <text:p>3.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56" calcext:value-type="float">
            <text:p>3.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52" calcext:value-type="float">
            <text:p>3.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52" calcext:value-type="float">
            <text:p>3.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46" calcext:value-type="float">
            <text:p>3.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45" calcext:value-type="float">
            <text:p>3.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43" calcext:value-type="float">
            <text:p>3.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29" calcext:value-type="float">
            <text:p>3.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28" calcext:value-type="float">
            <text:p>3.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26" calcext:value-type="float">
            <text:p>3.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24" calcext:value-type="float">
            <text:p>3.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23" calcext:value-type="float">
            <text:p>3.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23" calcext:value-type="float">
            <text:p>3.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22" calcext:value-type="float">
            <text:p>3.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19" calcext:value-type="float">
            <text:p>3.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17" calcext:value-type="float">
            <text:p>3.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16" calcext:value-type="float">
            <text:p>3.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16" calcext:value-type="float">
            <text:p>3.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15" calcext:value-type="float">
            <text:p>3.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08" calcext:value-type="float">
            <text:p>3.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06" calcext:value-type="float">
            <text:p>3.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03" calcext:value-type="float">
            <text:p>3.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2.87" calcext:value-type="float">
            <text:p>2.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2.82" calcext:value-type="float">
            <text:p>2.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2.82" calcext:value-type="float">
            <text:p>2.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2.67" calcext:value-type="float">
            <text:p>2.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2.66" calcext:value-type="float">
            <text:p>2.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2.57" calcext:value-type="float">
            <text:p>2.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ividuo bloque y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2.19" calcext:value-type="float">
            <text:p>2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9.36" calcext:value-type="float">
            <text:p>9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9.35" calcext:value-type="float">
            <text:p>9.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9.18" calcext:value-type="float">
            <text:p>9.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9.01" calcext:value-type="float">
            <text:p>9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8.93" calcext:value-type="float">
            <text:p>8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8.65" calcext:value-type="float">
            <text:p>8.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8.6" calcext:value-type="float">
            <text:p>8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8.51" calcext:value-type="float">
            <text:p>8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8.39" calcext:value-type="float">
            <text:p>8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8.3" calcext:value-type="float">
            <text:p>8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8.28" calcext:value-type="float">
            <text:p>8.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8.24" calcext:value-type="float">
            <text:p>8.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8.23" calcext:value-type="float">
            <text:p>8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8.08" calcext:value-type="float">
            <text:p>8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8.08" calcext:value-type="float">
            <text:p>8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8.04" calcext:value-type="float">
            <text:p>8.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8.01" calcext:value-type="float">
            <text:p>8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99" calcext:value-type="float">
            <text:p>7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98" calcext:value-type="float">
            <text:p>7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97" calcext:value-type="float">
            <text:p>7.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96" calcext:value-type="float">
            <text:p>7.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91" calcext:value-type="float">
            <text:p>7.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9" calcext:value-type="float">
            <text:p>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84" calcext:value-type="float">
            <text:p>7.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81" calcext:value-type="float">
            <text:p>7.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81" calcext:value-type="float">
            <text:p>7.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76" calcext:value-type="float">
            <text:p>7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73" calcext:value-type="float">
            <text:p>7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66" calcext:value-type="float">
            <text:p>7.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61" calcext:value-type="float">
            <text:p>7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59" calcext:value-type="float">
            <text:p>7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57" calcext:value-type="float">
            <text:p>7.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55" calcext:value-type="float">
            <text:p>7.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53" calcext:value-type="float">
            <text:p>7.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49" calcext:value-type="float">
            <text:p>7.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48" calcext:value-type="float">
            <text:p>7.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45" calcext:value-type="float">
            <text:p>7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45" calcext:value-type="float">
            <text:p>7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44" calcext:value-type="float">
            <text:p>7.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37" calcext:value-type="float">
            <text:p>7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27" calcext:value-type="float">
            <text:p>7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26" calcext:value-type="float">
            <text:p>7.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24" calcext:value-type="float">
            <text:p>7.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23" calcext:value-type="float">
            <text:p>7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23" calcext:value-type="float">
            <text:p>7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22" calcext:value-type="float">
            <text:p>7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21" calcext:value-type="float">
            <text:p>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18" calcext:value-type="float">
            <text:p>7.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17" calcext:value-type="float">
            <text:p>7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17" calcext:value-type="float">
            <text:p>7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17" calcext:value-type="float">
            <text:p>7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15" calcext:value-type="float">
            <text:p>7.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15" calcext:value-type="float">
            <text:p>7.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12" calcext:value-type="float">
            <text:p>7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08" calcext:value-type="float">
            <text:p>7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08" calcext:value-type="float">
            <text:p>7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06" calcext:value-type="float">
            <text:p>7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04" calcext:value-type="float">
            <text:p>7.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7.04" calcext:value-type="float">
            <text:p>7.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94" calcext:value-type="float">
            <text:p>6.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93" calcext:value-type="float">
            <text:p>6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86" calcext:value-type="float">
            <text:p>6.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78" calcext:value-type="float">
            <text:p>6.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78" calcext:value-type="float">
            <text:p>6.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78" calcext:value-type="float">
            <text:p>6.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77" calcext:value-type="float">
            <text:p>6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77" calcext:value-type="float">
            <text:p>6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76" calcext:value-type="float">
            <text:p>6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74" calcext:value-type="float">
            <text:p>6.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69" calcext:value-type="float">
            <text:p>6.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69" calcext:value-type="float">
            <text:p>6.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68" calcext:value-type="float">
            <text:p>6.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66" calcext:value-type="float">
            <text:p>6.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64" calcext:value-type="float">
            <text:p>6.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61" calcext:value-type="float">
            <text:p>6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46" calcext:value-type="float">
            <text:p>6.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45" calcext:value-type="float">
            <text:p>6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44" calcext:value-type="float">
            <text:p>6.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37" calcext:value-type="float">
            <text:p>6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34" calcext:value-type="float">
            <text:p>6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08" calcext:value-type="float">
            <text:p>6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6.02" calcext:value-type="float">
            <text:p>6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5.84" calcext:value-type="float">
            <text:p>5.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5.79" calcext:value-type="float">
            <text:p>5.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5.77" calcext:value-type="float">
            <text:p>5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5.57" calcext:value-type="float">
            <text:p>5.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5.54" calcext:value-type="float">
            <text:p>5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5.21" calcext:value-type="float">
            <text:p>5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5.06" calcext:value-type="float">
            <text:p>5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educando a nina</text:p>
          </table:table-cell>
          <table:table-cell table:style-name="ce5" office:value-type="float" office:value="3.19" calcext:value-type="float">
            <text:p>3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8.09" calcext:value-type="float">
            <text:p>8.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7.22" calcext:value-type="float">
            <text:p>7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85" calcext:value-type="float">
            <text:p>6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74" calcext:value-type="float">
            <text:p>6.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74" calcext:value-type="float">
            <text:p>6.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67" calcext:value-type="float">
            <text:p>6.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63" calcext:value-type="float">
            <text:p>6.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56" calcext:value-type="float">
            <text:p>6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55" calcext:value-type="float">
            <text:p>6.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54" calcext:value-type="float">
            <text:p>6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51" calcext:value-type="float">
            <text:p>6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48" calcext:value-type="float">
            <text:p>6.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41" calcext:value-type="float">
            <text:p>6.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41" calcext:value-type="float">
            <text:p>6.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41" calcext:value-type="float">
            <text:p>6.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39" calcext:value-type="float">
            <text:p>6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36" calcext:value-type="float">
            <text:p>6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23" calcext:value-type="float">
            <text:p>6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21" calcext:value-type="float">
            <text:p>6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15" calcext:value-type="float">
            <text:p>6.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09" calcext:value-type="float">
            <text:p>6.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06" calcext:value-type="float">
            <text:p>6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6.01" calcext:value-type="float">
            <text:p>6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97" calcext:value-type="float">
            <text:p>5.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96" calcext:value-type="float">
            <text:p>5.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87" calcext:value-type="float">
            <text:p>5.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84" calcext:value-type="float">
            <text:p>5.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82" calcext:value-type="float">
            <text:p>5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79" calcext:value-type="float">
            <text:p>5.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78" calcext:value-type="float">
            <text:p>5.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77" calcext:value-type="float">
            <text:p>5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76" calcext:value-type="float">
            <text:p>5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76" calcext:value-type="float">
            <text:p>5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74" calcext:value-type="float">
            <text:p>5.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73" calcext:value-type="float">
            <text:p>5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73" calcext:value-type="float">
            <text:p>5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67" calcext:value-type="float">
            <text:p>5.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65" calcext:value-type="float">
            <text:p>5.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59" calcext:value-type="float">
            <text:p>5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58" calcext:value-type="float">
            <text:p>5.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55" calcext:value-type="float">
            <text:p>5.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54" calcext:value-type="float">
            <text:p>5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49" calcext:value-type="float">
            <text:p>5.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48" calcext:value-type="float">
            <text:p>5.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47" calcext:value-type="float">
            <text:p>5.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44" calcext:value-type="float">
            <text:p>5.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38" calcext:value-type="float">
            <text:p>5.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38" calcext:value-type="float">
            <text:p>5.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29" calcext:value-type="float">
            <text:p>5.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26" calcext:value-type="float">
            <text:p>5.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16" calcext:value-type="float">
            <text:p>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13" calcext:value-type="float">
            <text:p>5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12" calcext:value-type="float">
            <text:p>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.05" calcext:value-type="float">
            <text:p>5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4.97" calcext:value-type="float">
            <text:p>4.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4.95" calcext:value-type="float">
            <text:p>4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4.86" calcext:value-type="float">
            <text:p>4.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4.84" calcext:value-type="float">
            <text:p>4.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4.84" calcext:value-type="float">
            <text:p>4.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4.73" calcext:value-type="float">
            <text:p>4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4.62" calcext:value-type="float">
            <text:p>4.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4.62" calcext:value-type="float">
            <text:p>4.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show match</text:p>
          </table:table-cell>
          <table:table-cell table:style-name="ce5" office:value-type="float" office:value="4.55" calcext:value-type="float">
            <text:p>4.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7.56" calcext:value-type="float">
            <text:p>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7.12" calcext:value-type="float">
            <text:p>7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7.12" calcext:value-type="float">
            <text:p>7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95" calcext:value-type="float">
            <text:p>6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77" calcext:value-type="float">
            <text:p>6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69" calcext:value-type="float">
            <text:p>6.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67" calcext:value-type="float">
            <text:p>6.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65" calcext:value-type="float">
            <text:p>6.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61" calcext:value-type="float">
            <text:p>6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58" calcext:value-type="float">
            <text:p>6.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44" calcext:value-type="float">
            <text:p>6.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43" calcext:value-type="float">
            <text:p>6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38" calcext:value-type="float">
            <text:p>6.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37" calcext:value-type="float">
            <text:p>6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35" calcext:value-type="float">
            <text:p>6.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32" calcext:value-type="float">
            <text:p>6.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26" calcext:value-type="float">
            <text:p>6.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26" calcext:value-type="float">
            <text:p>6.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17" calcext:value-type="float">
            <text:p>6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15" calcext:value-type="float">
            <text:p>6.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11" calcext:value-type="float">
            <text:p>6.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11" calcext:value-type="float">
            <text:p>6.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08" calcext:value-type="float">
            <text:p>6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05" calcext:value-type="float">
            <text:p>6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04" calcext:value-type="float">
            <text:p>6.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03" calcext:value-type="float">
            <text:p>6.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.01" calcext:value-type="float">
            <text:p>6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8" calcext:value-type="float">
            <text:p>5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7" calcext:value-type="float">
            <text:p>5.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7" calcext:value-type="float">
            <text:p>5.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6" calcext:value-type="float">
            <text:p>5.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5" calcext:value-type="float">
            <text:p>5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4" calcext:value-type="float">
            <text:p>5.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3" calcext:value-type="float">
            <text:p>5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2" calcext:value-type="float">
            <text:p>5.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86" calcext:value-type="float">
            <text:p>5.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85" calcext:value-type="float">
            <text:p>5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84" calcext:value-type="float">
            <text:p>5.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83" calcext:value-type="float">
            <text:p>5.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81" calcext:value-type="float">
            <text:p>5.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77" calcext:value-type="float">
            <text:p>5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76" calcext:value-type="float">
            <text:p>5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76" calcext:value-type="float">
            <text:p>5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74" calcext:value-type="float">
            <text:p>5.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72" calcext:value-type="float">
            <text:p>5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72" calcext:value-type="float">
            <text:p>5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9" calcext:value-type="float">
            <text:p>5.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8" calcext:value-type="float">
            <text:p>5.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7" calcext:value-type="float">
            <text:p>5.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6" calcext:value-type="float">
            <text:p>5.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6" calcext:value-type="float">
            <text:p>5.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6" calcext:value-type="float">
            <text:p>5.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3" calcext:value-type="float">
            <text:p>5.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2" calcext:value-type="float">
            <text:p>5.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1" calcext:value-type="float">
            <text:p>5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1" calcext:value-type="float">
            <text:p>5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58" calcext:value-type="float">
            <text:p>5.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58" calcext:value-type="float">
            <text:p>5.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57" calcext:value-type="float">
            <text:p>5.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52" calcext:value-type="float">
            <text:p>5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52" calcext:value-type="float">
            <text:p>5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8" calcext:value-type="float">
            <text:p>5.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8" calcext:value-type="float">
            <text:p>5.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4" calcext:value-type="float">
            <text:p>5.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4" calcext:value-type="float">
            <text:p>5.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3" calcext:value-type="float">
            <text:p>5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3" calcext:value-type="float">
            <text:p>5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2" calcext:value-type="float">
            <text:p>5.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2" calcext:value-type="float">
            <text:p>5.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2" calcext:value-type="float">
            <text:p>5.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2" calcext:value-type="float">
            <text:p>5.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1" calcext:value-type="float">
            <text:p>5.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37" calcext:value-type="float">
            <text:p>5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34" calcext:value-type="float">
            <text:p>5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34" calcext:value-type="float">
            <text:p>5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34" calcext:value-type="float">
            <text:p>5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32" calcext:value-type="float">
            <text:p>5.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31" calcext:value-type="float">
            <text:p>5.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29" calcext:value-type="float">
            <text:p>5.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29" calcext:value-type="float">
            <text:p>5.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22" calcext:value-type="float">
            <text:p>5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21" calcext:value-type="float">
            <text:p>5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21" calcext:value-type="float">
            <text:p>5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19" calcext:value-type="float">
            <text:p>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17" calcext:value-type="float">
            <text:p>5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12" calcext:value-type="float">
            <text:p>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11" calcext:value-type="float">
            <text:p>5.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11" calcext:value-type="float">
            <text:p>5.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09" calcext:value-type="float">
            <text:p>5.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08" calcext:value-type="float">
            <text:p>5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08" calcext:value-type="float">
            <text:p>5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08" calcext:value-type="float">
            <text:p>5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07" calcext:value-type="float">
            <text:p>5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04" calcext:value-type="float">
            <text:p>5.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.01" calcext:value-type="float">
            <text:p>5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98" calcext:value-type="float">
            <text:p>4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97" calcext:value-type="float">
            <text:p>4.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97" calcext:value-type="float">
            <text:p>4.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93" calcext:value-type="float">
            <text:p>4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93" calcext:value-type="float">
            <text:p>4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93" calcext:value-type="float">
            <text:p>4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92" calcext:value-type="float">
            <text:p>4.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89" calcext:value-type="float">
            <text:p>4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88" calcext:value-type="float">
            <text:p>4.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87" calcext:value-type="float">
            <text:p>4.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84" calcext:value-type="float">
            <text:p>4.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83" calcext:value-type="float">
            <text:p>4.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81" calcext:value-type="float">
            <text:p>4.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79" calcext:value-type="float">
            <text:p>4.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77" calcext:value-type="float">
            <text:p>4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77" calcext:value-type="float">
            <text:p>4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75" calcext:value-type="float">
            <text:p>4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73" calcext:value-type="float">
            <text:p>4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71" calcext:value-type="float">
            <text:p>4.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71" calcext:value-type="float">
            <text:p>4.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68" calcext:value-type="float">
            <text:p>4.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67" calcext:value-type="float">
            <text:p>4.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67" calcext:value-type="float">
            <text:p>4.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67" calcext:value-type="float">
            <text:p>4.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64" calcext:value-type="float">
            <text:p>4.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64" calcext:value-type="float">
            <text:p>4.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59" calcext:value-type="float">
            <text:p>4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59" calcext:value-type="float">
            <text:p>4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57" calcext:value-type="float">
            <text:p>4.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57" calcext:value-type="float">
            <text:p>4.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51" calcext:value-type="float">
            <text:p>4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49" calcext:value-type="float">
            <text:p>4.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48" calcext:value-type="float">
            <text:p>4.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43" calcext:value-type="float">
            <text:p>4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42" calcext:value-type="float">
            <text:p>4.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41" calcext:value-type="float">
            <text:p>4.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38" calcext:value-type="float">
            <text:p>4.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38" calcext:value-type="float">
            <text:p>4.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38" calcext:value-type="float">
            <text:p>4.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34" calcext:value-type="float">
            <text:p>4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31" calcext:value-type="float">
            <text:p>4.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29" calcext:value-type="float">
            <text:p>4.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28" calcext:value-type="float">
            <text:p>4.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28" calcext:value-type="float">
            <text:p>4.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24" calcext:value-type="float">
            <text:p>4.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22" calcext:value-type="float">
            <text:p>4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22" calcext:value-type="float">
            <text:p>4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21" calcext:value-type="float">
            <text:p>4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16" calcext:value-type="float">
            <text:p>4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15" calcext:value-type="float">
            <text:p>4.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14" calcext:value-type="float">
            <text:p>4.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11" calcext:value-type="float">
            <text:p>4.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04" calcext:value-type="float">
            <text:p>4.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.02" calcext:value-type="float">
            <text:p>4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los ricos no piden permiso</text:p>
          </table:table-cell>
          <table:table-cell table:style-name="ce5" office:value-type="float" office:value="3.12" calcext:value-type="float">
            <text:p>3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38" calcext:value-type="float">
            <text:p>6.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14" calcext:value-type="float">
            <text:p>6.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6.04" calcext:value-type="float">
            <text:p>6.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93" calcext:value-type="float">
            <text:p>5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93" calcext:value-type="float">
            <text:p>5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74" calcext:value-type="float">
            <text:p>5.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72" calcext:value-type="float">
            <text:p>5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69" calcext:value-type="float">
            <text:p>5.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68" calcext:value-type="float">
            <text:p>5.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64" calcext:value-type="float">
            <text:p>5.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63" calcext:value-type="float">
            <text:p>5.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55" calcext:value-type="float">
            <text:p>5.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48" calcext:value-type="float">
            <text:p>5.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48" calcext:value-type="float">
            <text:p>5.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48" calcext:value-type="float">
            <text:p>5.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47" calcext:value-type="float">
            <text:p>5.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46" calcext:value-type="float">
            <text:p>5.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41" calcext:value-type="float">
            <text:p>5.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36" calcext:value-type="float">
            <text:p>5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32" calcext:value-type="float">
            <text:p>5.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25" calcext:value-type="float">
            <text:p>5.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24" calcext:value-type="float">
            <text:p>5.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24" calcext:value-type="float">
            <text:p>5.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24" calcext:value-type="float">
            <text:p>5.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23" calcext:value-type="float">
            <text:p>5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21" calcext:value-type="float">
            <text:p>5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21" calcext:value-type="float">
            <text:p>5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9" calcext:value-type="float">
            <text:p>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8" calcext:value-type="float">
            <text:p>5.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7" calcext:value-type="float">
            <text:p>5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7" calcext:value-type="float">
            <text:p>5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6" calcext:value-type="float">
            <text:p>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5" calcext:value-type="float">
            <text:p>5.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4" calcext:value-type="float">
            <text:p>5.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3" calcext:value-type="float">
            <text:p>5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3" calcext:value-type="float">
            <text:p>5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3" calcext:value-type="float">
            <text:p>5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1" calcext:value-type="float">
            <text:p>5.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1" calcext:value-type="float">
            <text:p>5.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11" calcext:value-type="float">
            <text:p>5.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09" calcext:value-type="float">
            <text:p>5.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07" calcext:value-type="float">
            <text:p>5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06" calcext:value-type="float">
            <text:p>5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06" calcext:value-type="float">
            <text:p>5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04" calcext:value-type="float">
            <text:p>5.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5.01" calcext:value-type="float">
            <text:p>5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97" calcext:value-type="float">
            <text:p>4.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93" calcext:value-type="float">
            <text:p>4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93" calcext:value-type="float">
            <text:p>4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92" calcext:value-type="float">
            <text:p>4.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91" calcext:value-type="float">
            <text:p>4.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91" calcext:value-type="float">
            <text:p>4.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86" calcext:value-type="float">
            <text:p>4.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86" calcext:value-type="float">
            <text:p>4.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86" calcext:value-type="float">
            <text:p>4.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85" calcext:value-type="float">
            <text:p>4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85" calcext:value-type="float">
            <text:p>4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84" calcext:value-type="float">
            <text:p>4.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84" calcext:value-type="float">
            <text:p>4.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83" calcext:value-type="float">
            <text:p>4.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82" calcext:value-type="float">
            <text:p>4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78" calcext:value-type="float">
            <text:p>4.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77" calcext:value-type="float">
            <text:p>4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76" calcext:value-type="float">
            <text:p>4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76" calcext:value-type="float">
            <text:p>4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76" calcext:value-type="float">
            <text:p>4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75" calcext:value-type="float">
            <text:p>4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74" calcext:value-type="float">
            <text:p>4.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73" calcext:value-type="float">
            <text:p>4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71" calcext:value-type="float">
            <text:p>4.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67" calcext:value-type="float">
            <text:p>4.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67" calcext:value-type="float">
            <text:p>4.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64" calcext:value-type="float">
            <text:p>4.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63" calcext:value-type="float">
            <text:p>4.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63" calcext:value-type="float">
            <text:p>4.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62" calcext:value-type="float">
            <text:p>4.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62" calcext:value-type="float">
            <text:p>4.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61" calcext:value-type="float">
            <text:p>4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58" calcext:value-type="float">
            <text:p>4.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57" calcext:value-type="float">
            <text:p>4.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56" calcext:value-type="float">
            <text:p>4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54" calcext:value-type="float">
            <text:p>4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54" calcext:value-type="float">
            <text:p>4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53" calcext:value-type="float">
            <text:p>4.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53" calcext:value-type="float">
            <text:p>4.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51" calcext:value-type="float">
            <text:p>4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47" calcext:value-type="float">
            <text:p>4.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45" calcext:value-type="float">
            <text:p>4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44" calcext:value-type="float">
            <text:p>4.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43" calcext:value-type="float">
            <text:p>4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43" calcext:value-type="float">
            <text:p>4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41" calcext:value-type="float">
            <text:p>4.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39" calcext:value-type="float">
            <text:p>4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38" calcext:value-type="float">
            <text:p>4.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35" calcext:value-type="float">
            <text:p>4.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33" calcext:value-type="float">
            <text:p>4.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31" calcext:value-type="float">
            <text:p>4.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28" calcext:value-type="float">
            <text:p>4.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28" calcext:value-type="float">
            <text:p>4.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27" calcext:value-type="float">
            <text:p>4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27" calcext:value-type="float">
            <text:p>4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23" calcext:value-type="float">
            <text:p>4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22" calcext:value-type="float">
            <text:p>4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22" calcext:value-type="float">
            <text:p>4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22" calcext:value-type="float">
            <text:p>4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21" calcext:value-type="float">
            <text:p>4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19" calcext:value-type="float">
            <text:p>4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18" calcext:value-type="float">
            <text:p>4.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15" calcext:value-type="float">
            <text:p>4.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13" calcext:value-type="float">
            <text:p>4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09" calcext:value-type="float">
            <text:p>4.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04" calcext:value-type="float">
            <text:p>4.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04" calcext:value-type="float">
            <text:p>4.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4.02" calcext:value-type="float">
            <text:p>4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99" calcext:value-type="float">
            <text:p>3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98" calcext:value-type="float">
            <text:p>3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98" calcext:value-type="float">
            <text:p>3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95" calcext:value-type="float">
            <text:p>3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95" calcext:value-type="float">
            <text:p>3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86" calcext:value-type="float">
            <text:p>3.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84" calcext:value-type="float">
            <text:p>3.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78" calcext:value-type="float">
            <text:p>3.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77" calcext:value-type="float">
            <text:p>3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76" calcext:value-type="float">
            <text:p>3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73" calcext:value-type="float">
            <text:p>3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72" calcext:value-type="float">
            <text:p>3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71" calcext:value-type="float">
            <text:p>3.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68" calcext:value-type="float">
            <text:p>3.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68" calcext:value-type="float">
            <text:p>3.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65" calcext:value-type="float">
            <text:p>3.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63" calcext:value-type="float">
            <text:p>3.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62" calcext:value-type="float">
            <text:p>3.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61" calcext:value-type="float">
            <text:p>3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61" calcext:value-type="float">
            <text:p>3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57" calcext:value-type="float">
            <text:p>3.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57" calcext:value-type="float">
            <text:p>3.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56" calcext:value-type="float">
            <text:p>3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55" calcext:value-type="float">
            <text:p>3.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54" calcext:value-type="float">
            <text:p>3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53" calcext:value-type="float">
            <text:p>3.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49" calcext:value-type="float">
            <text:p>3.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49" calcext:value-type="float">
            <text:p>3.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47" calcext:value-type="float">
            <text:p>3.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41" calcext:value-type="float">
            <text:p>3.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39" calcext:value-type="float">
            <text:p>3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39" calcext:value-type="float">
            <text:p>3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37" calcext:value-type="float">
            <text:p>3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34" calcext:value-type="float">
            <text:p>3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17" calcext:value-type="float">
            <text:p>3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17" calcext:value-type="float">
            <text:p>3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16" calcext:value-type="float">
            <text:p>3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15" calcext:value-type="float">
            <text:p>3.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15" calcext:value-type="float">
            <text:p>3.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14" calcext:value-type="float">
            <text:p>3.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13" calcext:value-type="float">
            <text:p>3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09" calcext:value-type="float">
            <text:p>3.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07" calcext:value-type="float">
            <text:p>3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05" calcext:value-type="float">
            <text:p>3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04" calcext:value-type="float">
            <text:p>3.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3.02" calcext:value-type="float">
            <text:p>3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2.99" calcext:value-type="float">
            <text:p>2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2.93" calcext:value-type="float">
            <text:p>2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2.73" calcext:value-type="float">
            <text:p>2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2.69" calcext:value-type="float">
            <text:p>2.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2.65" calcext:value-type="float">
            <text:p>2.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2.62" calcext:value-type="float">
            <text:p>2.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2.6" calcext:value-type="float">
            <text:p>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2.37" calcext:value-type="float">
            <text:p>2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2.34" calcext:value-type="float">
            <text:p>2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o tanda</text:p>
          </table:table-cell>
          <table:table-cell office:value-type="string" calcext:value-type="string">
            <text:p>telenoche</text:p>
          </table:table-cell>
          <table:table-cell table:style-name="ce5" office:value-type="float" office:value="1.91" calcext:value-type="float">
            <text:p>1.91</text:p>
          </table:table-cell>
          <table:table-cell table:number-columns-repeated="1021"/>
        </table:table-row>
        <table:table-row table:style-name="ro1" table:number-rows-repeated="1046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6:43:30.7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2T12:46:56</meta:creation-date>
    <dc:date>2016-10-20T16:45:17.884000000</dc:date>
    <meta:generator>LibreOffice/5.2.0.4$Windows_x86 LibreOffice_project/066b007f5ebcc236395c7d282ba488bca6720265</meta:generator>
    <meta:editing-duration>PT1H2M51S</meta:editing-duration>
    <meta:editing-cycles>5</meta:editing-cycles>
    <meta:document-statistic meta:table-count="1" meta:cell-count="62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